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0.5958in" style:rel-column-width="5637*"/>
    </style:style>
    <style:style style:name="Table2.B" style:family="table-column">
      <style:table-column-properties style:column-width="0.3722in" style:rel-column-width="3523*"/>
    </style:style>
    <style:style style:name="Table2.M" style:family="table-column">
      <style:table-column-properties style:column-width="0.4472in" style:rel-column-width="4233*"/>
    </style:style>
    <style:style style:name="Table2.1" style:family="table-row">
      <style:table-row-properties fo:keep-together="auto"/>
    </style:style>
    <style:style style:name="Table2.A1" style:family="table-cell">
      <style:table-cell-properties fo:padding="0.0382in" fo:border="none"/>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9"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0"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1"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2"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13"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1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1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P1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1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0b165c" style:font-name-asian="Liberation Serif1" style:font-size-asian="12pt" style:font-name-complex="Liberation Serif1" style:font-size-complex="12pt"/>
    </style:style>
    <style:style style:name="P18" style:family="paragraph" style:parent-style-name="Standard">
      <style:paragraph-properties fo:margin-left="0in" fo:margin-right="0in" fo:text-align="start" style:justify-single-word="false" fo:text-indent="0in" style:auto-text-indent="false" fo:break-before="page" style:writing-mode="lr-tb"/>
      <style:text-properties style:font-name="Liberation Serif1" fo:font-size="12pt" style:font-name-asian="Liberation Serif1" style:font-size-asian="12pt" style:font-name-complex="Liberation Serif1" style:font-size-complex="12pt"/>
    </style:style>
    <style:style style:name="P19" style:family="paragraph" style:parent-style-name="Standard" style:master-page-name="Page_20_Style_20_1">
      <style:paragraph-properties fo:text-align="start" style:justify-single-word="false" style:page-number="auto" fo:break-before="page"/>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364787"/>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4"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5"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6" style:family="paragraph" style:parent-style-name="Standard" style:list-style-name="L3">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27" style:family="paragraph" style:parent-style-name="Standard" style:list-style-name="L3">
      <style:paragraph-properties fo:text-align="start" style:justify-single-word="false" style:writing-mode="lr-tb"/>
      <style:text-properties fo:color="#000000" style:font-name="Liberation Serif1" fo:font-size="12pt" officeooo:paragraph-rsid="0036c428" style:font-name-asian="Liberation Serif1" style:font-size-asian="12pt" style:font-name-complex="Liberation Serif1" style:font-size-complex="12pt"/>
    </style:style>
    <style:style style:name="P28"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9" style:family="paragraph" style:parent-style-name="Standard" style:list-style-name="L4">
      <style:paragraph-properties fo:text-align="start" style:justify-single-word="false" style:writing-mode="lr-tb"/>
      <style:text-properties fo:color="#000000" style:font-name="Liberation Serif1" fo:font-size="12pt" officeooo:paragraph-rsid="00089afa" style:font-name-asian="Liberation Serif1" style:font-size-asian="12pt" style:font-name-complex="Liberation Serif1" style:font-size-complex="12pt"/>
    </style:style>
    <style:style style:name="P30" style:family="paragraph" style:parent-style-name="Standard" style:list-style-name="L4">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31" style:family="paragraph" style:parent-style-name="Standard" style:list-style-name="L4">
      <style:paragraph-properties fo:text-align="start" style:justify-single-word="false" style:writing-mode="lr-tb"/>
      <style:text-properties fo:color="#000000" style:font-name="Liberation Serif1" fo:font-size="12pt" officeooo:paragraph-rsid="003a9ecf" style:font-name-asian="Liberation Serif1" style:font-size-asian="12pt" style:font-name-complex="Liberation Serif1" style:font-size-complex="12pt"/>
    </style:style>
    <style:style style:name="P32"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3" style:family="paragraph" style:parent-style-name="Standard" style:list-style-name="L5">
      <style:paragraph-properties fo:text-align="start" style:justify-single-word="false" style:writing-mode="lr-tb"/>
      <style:text-properties fo:color="#000000" style:font-name="Liberation Serif1" fo:font-size="12pt" officeooo:paragraph-rsid="002d54bf" style:font-name-asian="Liberation Serif1" style:font-size-asian="12pt" style:font-name-complex="Liberation Serif1" style:font-size-complex="12pt"/>
    </style:style>
    <style:style style:name="P34" style:family="paragraph" style:parent-style-name="Standard" style:list-style-name="L5">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35" style:family="paragraph" style:parent-style-name="Standard" style:list-style-name="L5">
      <style:paragraph-properties fo:text-align="start" style:justify-single-word="false" style:writing-mode="lr-tb"/>
      <style:text-properties fo:color="#000000" style:font-name="Liberation Serif1" fo:font-size="12pt" officeooo:paragraph-rsid="003c2338" style:font-name-asian="Liberation Serif1" style:font-size-asian="12pt" style:font-name-complex="Liberation Serif1" style:font-size-complex="12pt"/>
    </style:style>
    <style:style style:name="P36"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7"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38"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7c496" style:font-name-asian="Liberation Serif1" style:font-size-asian="12pt" style:font-name-complex="Liberation Serif1" style:font-size-complex="12pt"/>
    </style:style>
    <style:style style:name="P39"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972bd" style:font-name-asian="Liberation Serif1" style:font-size-asian="12pt" style:font-name-complex="Liberation Serif1" style:font-size-complex="12pt"/>
    </style:style>
    <style:style style:name="P40"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a4e63" style:font-name-asian="Liberation Serif1" style:font-size-asian="12pt" style:font-name-complex="Liberation Serif1" style:font-size-complex="12pt"/>
    </style:style>
    <style:style style:name="P41"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b7460" style:font-name-asian="Liberation Serif1" style:font-size-asian="12pt" style:font-name-complex="Liberation Serif1" style:font-size-complex="12pt"/>
    </style:style>
    <style:style style:name="P42"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3"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4"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e270b" style:font-name-asian="Liberation Serif1" style:font-size-asian="12pt" style:font-name-complex="Liberation Serif1" style:font-size-complex="12pt"/>
    </style:style>
    <style:style style:name="P45"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f798d" style:font-name-asian="Liberation Serif1" style:font-size-asian="12pt" style:font-name-complex="Liberation Serif1" style:font-size-complex="12pt"/>
    </style:style>
    <style:style style:name="P46"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304c8c" style:font-name-asian="Liberation Serif1" style:font-size-asian="12pt" style:font-name-complex="Liberation Serif1" style:font-size-complex="12pt"/>
    </style:style>
    <style:style style:name="P47" style:family="paragraph" style:parent-style-name="Standard" style:list-style-name="L3">
      <style:paragraph-properties fo:text-align="start" style:justify-single-word="false" style:writing-mode="lr-tb"/>
      <style:text-properties fo:color="#000000" style:font-name="Liberation Serif1" fo:font-size="12pt" officeooo:rsid="0030d041" officeooo:paragraph-rsid="0030d041" style:font-name-asian="Liberation Serif1" style:font-size-asian="12pt" style:font-name-complex="Liberation Serif1" style:font-size-complex="12pt"/>
    </style:style>
    <style:style style:name="P48" style:family="paragraph" style:parent-style-name="Standard" style:list-style-name="L3">
      <style:paragraph-properties fo:text-align="start" style:justify-single-word="false" style:writing-mode="lr-tb"/>
      <style:text-properties fo:color="#000000" style:font-name="Liberation Serif1" fo:font-size="12pt" officeooo:rsid="00352f75" officeooo:paragraph-rsid="00352f75" style:font-name-asian="Liberation Serif1" style:font-size-asian="12pt" style:font-name-complex="Liberation Serif1" style:font-size-complex="12pt"/>
    </style:style>
    <style:style style:name="P49" style:family="paragraph" style:parent-style-name="Standard" style:list-style-name="L3">
      <style:paragraph-properties fo:text-align="start" style:justify-single-word="false" style:writing-mode="lr-tb"/>
      <style:text-properties fo:color="#000000" style:font-name="Liberation Serif1" fo:font-size="12pt" officeooo:rsid="00364787" officeooo:paragraph-rsid="00364787" style:font-name-asian="Liberation Serif1" style:font-size-asian="12pt" style:font-name-complex="Liberation Serif1" style:font-size-complex="12pt"/>
    </style:style>
    <style:style style:name="P50" style:family="paragraph" style:parent-style-name="Standard" style:list-style-name="L3">
      <style:paragraph-properties fo:text-align="start" style:justify-single-word="false" style:writing-mode="lr-tb"/>
      <style:text-properties fo:color="#000000" style:font-name="Liberation Serif1" fo:font-size="12pt" officeooo:rsid="0036c428" officeooo:paragraph-rsid="0036c428" style:font-name-asian="Liberation Serif1" style:font-size-asian="12pt" style:font-name-complex="Liberation Serif1" style:font-size-complex="12pt"/>
    </style:style>
    <style:style style:name="P51" style:family="paragraph" style:parent-style-name="Standard" style:list-style-name="L3">
      <style:paragraph-properties fo:text-align="start" style:justify-single-word="false" style:writing-mode="lr-tb"/>
      <style:text-properties fo:color="#000000" style:font-name="Liberation Serif1" fo:font-size="12pt" officeooo:rsid="0037065f" officeooo:paragraph-rsid="0037065f" style:font-name-asian="Liberation Serif1" style:font-size-asian="12pt" style:font-name-complex="Liberation Serif1" style:font-size-complex="12pt"/>
    </style:style>
    <style:style style:name="P52" style:family="paragraph" style:parent-style-name="Standard" style:list-style-name="L3">
      <style:paragraph-properties fo:text-align="start" style:justify-single-word="false" style:writing-mode="lr-tb"/>
      <style:text-properties fo:color="#000000" style:font-name="Liberation Serif1" fo:font-size="12pt" officeooo:rsid="0038f215" officeooo:paragraph-rsid="0038f215" style:font-name-asian="Liberation Serif1" style:font-size-asian="12pt" style:font-name-complex="Liberation Serif1" style:font-size-complex="12pt"/>
    </style:style>
    <style:style style:name="P53" style:family="paragraph" style:parent-style-name="Standard" style:list-style-name="L3">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4" style:family="paragraph" style:parent-style-name="Standard" style:list-style-name="L4">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5" style:family="paragraph" style:parent-style-name="Standard" style:list-style-name="L4">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6" style:family="paragraph" style:parent-style-name="Standard" style:list-style-name="L5">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7" style:family="paragraph" style:parent-style-name="Standard" style:list-style-name="L5">
      <style:paragraph-properties fo:text-align="start" style:justify-single-word="false" style:writing-mode="lr-tb"/>
      <style:text-properties fo:color="#000000" style:font-name="Liberation Serif1" fo:font-size="12pt" officeooo:rsid="003c871f" officeooo:paragraph-rsid="003c871f" style:font-name-asian="Liberation Serif1" style:font-size-asian="12pt" style:font-name-complex="Liberation Serif1" style:font-size-complex="12pt"/>
    </style:style>
    <style:style style:name="P58"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9"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0"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61"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62"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63"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64"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65"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66"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6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68" style:family="paragraph" style:parent-style-name="Standard" style:list-style-name="L4">
      <style:paragraph-properties fo:text-align="start" style:justify-single-word="false" style:writing-mode="lr-tb"/>
      <style:text-properties officeooo:paragraph-rsid="003c2338"/>
    </style:style>
    <style:style style:name="P69"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70"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71"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125c75" officeooo:paragraph-rsid="00122ee1" style:font-name-asian="Liberation Serif1" style:font-size-asian="12pt" style:font-name-complex="Liberation Serif1" style:font-size-complex="12pt"/>
    </style:style>
    <style:style style:name="P72"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3c871f" style:font-name-asian="Liberation Serif1" style:font-size-asian="12pt" style:font-name-complex="Liberation Serif1" style:font-size-complex="12pt"/>
    </style:style>
    <style:style style:name="P73"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4d0fe4" style:font-name-asian="Liberation Serif1" style:font-size-asian="12pt" style:font-name-complex="Liberation Serif1" style:font-size-complex="12pt"/>
    </style:style>
    <style:style style:name="P7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16b168" style:font-name-asian="Liberation Serif1" style:font-size-asian="12pt" style:font-weight-asian="bold" style:font-name-complex="Liberation Serif1" style:font-size-complex="12pt" style:font-weight-complex="bold"/>
    </style:style>
    <style:style style:name="P7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77" style:family="paragraph" style:parent-style-name="Standard">
      <style:paragraph-properties fo:margin-left="0in" fo:margin-right="0in" fo:text-align="start" style:justify-single-word="false" fo:text-indent="0in" style:auto-text-indent="false" style:writing-mode="lr-tb"/>
      <style:text-properties officeooo:rsid="0016b168" officeooo:paragraph-rsid="0016b168"/>
    </style:style>
    <style:style style:name="P78"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79"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80"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81"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82"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83"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84"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8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86" style:family="paragraph" style:parent-style-name="Standard">
      <style:paragraph-properties fo:text-align="start" style:justify-single-word="false" fo:break-before="page"/>
    </style:style>
    <style:style style:name="P87"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88"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89" style:family="paragraph" style:parent-style-name="Table_20_Contents">
      <style:paragraph-properties fo:text-align="center" style:justify-single-word="false"/>
      <style:text-properties style:font-name="Liberation Serif1" fo:font-size="12pt" officeooo:paragraph-rsid="002369bf" style:font-name-asian="Liberation Serif1" style:font-size-asian="12pt" style:font-name-complex="Liberation Serif1" style:font-size-complex="12pt"/>
    </style:style>
    <style:style style:name="P90"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91"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92"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93"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94" style:family="paragraph" style:parent-style-name="Table_20_Contents">
      <style:paragraph-properties fo:text-align="center" style:justify-single-word="false"/>
      <style:text-properties style:font-name="Liberation Serif1" fo:font-size="12pt" officeooo:rsid="00089afa" officeooo:paragraph-rsid="0030d041" style:font-name-asian="Liberation Serif1" style:font-size-asian="12pt" style:font-name-complex="Liberation Serif1" style:font-size-complex="12pt"/>
    </style:style>
    <style:style style:name="P95" style:family="paragraph" style:parent-style-name="Table_20_Contents">
      <style:paragraph-properties fo:text-align="start"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96"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97" style:family="paragraph" style:parent-style-name="Table_20_Contents">
      <style:paragraph-properties fo:text-align="center" style:justify-single-word="false"/>
      <style:text-properties style:font-name="Liberation Serif1" fo:font-size="12pt" officeooo:rsid="0030d041" officeooo:paragraph-rsid="0030d041" style:font-name-asian="Liberation Serif1" style:font-size-asian="12pt" style:font-name-complex="Liberation Serif1" style:font-size-complex="12pt"/>
    </style:style>
    <style:style style:name="P98" style:family="paragraph" style:parent-style-name="Table_20_Contents">
      <style:paragraph-properties fo:text-align="center" style:justify-single-word="false"/>
      <style:text-properties style:font-name="Liberation Serif1" fo:font-size="12pt" officeooo:rsid="00436c5a" officeooo:paragraph-rsid="00436c5a" style:font-name-asian="Liberation Serif1" style:font-size-asian="12pt" style:font-name-complex="Liberation Serif1" style:font-size-complex="12pt"/>
    </style:style>
    <style:style style:name="P99" style:family="paragraph" style:parent-style-name="Table_20_Contents">
      <style:paragraph-properties fo:text-align="center" style:justify-single-word="false"/>
      <style:text-properties style:font-name="Liberation Serif1" fo:font-size="12pt" officeooo:rsid="0043f510" officeooo:paragraph-rsid="0043f510" style:font-name-asian="Liberation Serif1" style:font-size-asian="12pt" style:font-name-complex="Liberation Serif1" style:font-size-complex="12pt"/>
    </style:style>
    <style:style style:name="P100" style:family="paragraph" style:parent-style-name="Table_20_Contents">
      <style:paragraph-properties fo:text-align="center" style:justify-single-word="false"/>
      <style:text-properties style:font-name="Liberation Serif1" fo:font-size="12pt" officeooo:rsid="00449980" officeooo:paragraph-rsid="00449980" style:font-name-asian="Liberation Serif1" style:font-size-asian="12pt" style:font-name-complex="Liberation Serif1" style:font-size-complex="12pt"/>
    </style:style>
    <style:style style:name="P101" style:family="paragraph" style:parent-style-name="Table_20_Contents">
      <style:paragraph-properties fo:text-align="center" style:justify-single-word="false"/>
      <style:text-properties style:font-name="Liberation Serif1" fo:font-size="12pt" officeooo:rsid="004bb00f" officeooo:paragraph-rsid="004bb00f" style:font-name-asian="Liberation Serif1" style:font-size-asian="12pt" style:font-name-complex="Liberation Serif1" style:font-size-complex="12pt"/>
    </style:style>
    <style:style style:name="P102" style:family="paragraph" style:parent-style-name="Table_20_Contents">
      <style:paragraph-properties fo:text-align="center" style:justify-single-word="false"/>
      <style:text-properties style:font-name="Liberation Serif1" fo:font-size="12pt" officeooo:rsid="004f7fbe" officeooo:paragraph-rsid="004f7fbe"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officeooo:rsid="003c2338" style:font-name-asian="Liberation Serif1" style:font-size-asian="12pt" style:font-name-complex="Liberation Serif1" style:font-size-complex="12pt"/>
    </style:style>
    <style:style style:name="T7" style:family="text">
      <style:text-properties fo:color="#000000" officeooo:rsid="004d0fe4"/>
    </style:style>
    <style:style style:name="T8" style:family="text">
      <style:text-properties fo:font-weight="bold" style:font-weight-asian="bold" style:font-weight-complex="bold"/>
    </style:style>
    <style:style style:name="T9" style:family="text">
      <style:text-properties fo:font-weight="bold" officeooo:rsid="000b165c" style:font-weight-asian="bold" style:font-weight-complex="bold"/>
    </style:style>
    <style:style style:name="T10" style:family="text">
      <style:text-properties fo:font-weight="bold" officeooo:rsid="004f7fbe" style:font-weight-asian="bold" style:font-weight-complex="bold"/>
    </style:style>
    <style:style style:name="T11" style:family="text">
      <style:text-properties officeooo:rsid="00089afa"/>
    </style:style>
    <style:style style:name="T12" style:family="text">
      <style:text-properties officeooo:rsid="000b165c"/>
    </style:style>
    <style:style style:name="T13" style:family="text">
      <style:text-properties officeooo:rsid="000dcec0"/>
    </style:style>
    <style:style style:name="T14" style:family="text">
      <style:text-properties officeooo:rsid="002369bf"/>
    </style:style>
    <style:style style:name="T15" style:family="text">
      <style:text-properties officeooo:rsid="0027a21a"/>
    </style:style>
    <style:style style:name="T16" style:family="text">
      <style:text-properties officeooo:rsid="002972bd"/>
    </style:style>
    <style:style style:name="T17" style:family="text">
      <style:text-properties officeooo:rsid="002a4e63"/>
    </style:style>
    <style:style style:name="T1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9" style:family="text">
      <style:text-properties officeooo:rsid="002b7460"/>
    </style:style>
    <style:style style:name="T20" style:family="text">
      <style:text-properties officeooo:rsid="002d2971"/>
    </style:style>
    <style:style style:name="T21" style:family="text">
      <style:text-properties officeooo:rsid="002d54bf"/>
    </style:style>
    <style:style style:name="T22" style:family="text">
      <style:text-properties officeooo:rsid="002e270b"/>
    </style:style>
    <style:style style:name="T23" style:family="text">
      <style:text-properties officeooo:rsid="002f798d"/>
    </style:style>
    <style:style style:name="T24" style:family="text">
      <style:text-properties officeooo:rsid="00304c8c"/>
    </style:style>
    <style:style style:name="T25" style:family="text">
      <style:text-properties officeooo:rsid="0030d041"/>
    </style:style>
    <style:style style:name="T26" style:family="text">
      <style:text-properties officeooo:rsid="003110c3"/>
    </style:style>
    <style:style style:name="T27" style:family="text">
      <style:text-properties officeooo:rsid="00319859"/>
    </style:style>
    <style:style style:name="T28" style:family="text">
      <style:text-properties officeooo:rsid="0032f3ce"/>
    </style:style>
    <style:style style:name="T29" style:family="text">
      <style:text-properties officeooo:rsid="0034bd23"/>
    </style:style>
    <style:style style:name="T30" style:family="text">
      <style:text-properties officeooo:rsid="00352f75"/>
    </style:style>
    <style:style style:name="T31" style:family="text">
      <style:text-properties officeooo:rsid="00364787"/>
    </style:style>
    <style:style style:name="T32" style:family="text">
      <style:text-properties officeooo:rsid="0037065f"/>
    </style:style>
    <style:style style:name="T33" style:family="text">
      <style:text-properties officeooo:rsid="0038f215"/>
    </style:style>
    <style:style style:name="T34" style:family="text">
      <style:text-properties officeooo:rsid="003c2338"/>
    </style:style>
    <style:style style:name="T35" style:family="text">
      <style:text-properties officeooo:rsid="003c871f"/>
    </style:style>
    <style:style style:name="T36" style:family="text">
      <style:text-properties officeooo:rsid="003e8497"/>
    </style:style>
    <style:style style:name="T37" style:family="text">
      <style:text-properties officeooo:rsid="003f7c28"/>
    </style:style>
    <style:style style:name="T38" style:family="text">
      <style:text-properties officeooo:rsid="003fee57"/>
    </style:style>
    <style:style style:name="T39" style:family="text">
      <style:text-properties officeooo:rsid="00409e39"/>
    </style:style>
    <style:style style:name="T40" style:family="text">
      <style:text-properties officeooo:rsid="0040fb33"/>
    </style:style>
    <style:style style:name="T41" style:family="text">
      <style:text-properties officeooo:rsid="00412386"/>
    </style:style>
    <style:style style:name="T42" style:family="text">
      <style:text-properties officeooo:rsid="0042bf02"/>
    </style:style>
    <style:style style:name="T43" style:family="text">
      <style:text-properties officeooo:rsid="00436c5a"/>
    </style:style>
    <style:style style:name="T44" style:family="text">
      <style:text-properties officeooo:rsid="00449980"/>
    </style:style>
    <style:style style:name="T45" style:family="text">
      <style:text-properties officeooo:rsid="0044f877"/>
    </style:style>
    <style:style style:name="T46" style:family="text">
      <style:text-properties officeooo:rsid="0045e1eb"/>
    </style:style>
    <style:style style:name="T47" style:family="text">
      <style:text-properties officeooo:rsid="00469a20"/>
    </style:style>
    <style:style style:name="T48" style:family="text">
      <style:text-properties officeooo:rsid="004771aa"/>
    </style:style>
    <style:style style:name="T49" style:family="text">
      <style:text-properties officeooo:rsid="004d0fe4"/>
    </style:style>
    <style:style style:name="T50" style:family="text">
      <style:text-properties officeooo:rsid="004d9a4e"/>
    </style:style>
    <style:style style:name="T51" style:family="text">
      <style:text-properties officeooo:rsid="004f7fbe"/>
    </style:style>
    <style:style style:name="T52" style:family="text">
      <style:text-properties fo:font-weight="normal" officeooo:rsid="004f7fbe" style:font-weight-asian="normal" style:font-weight-complex="normal"/>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fo:text-align="center">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bullet-char="•">
        <style:list-level-properties text:list-level-position-and-space-mode="label-alignment">
          <style:list-level-label-alignment text:label-followed-by="space"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Star – Game (working title)</text:p>
      <text:p text:style-name="P2"/>
      <text:p text:style-name="P2"/>
      <text:p text:style-name="P4">About</text:p>
      <text:p text:style-name="P5">(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5"/>
      <text:p text:style-name="P6">Stage 1</text:p>
      <text:p text:style-name="P5">This stage will be to learn how to work within the Godot Game Engine. <text:s/>The finished result will be an advanced asteroids game with:</text:p>
      <text:list xml:id="list3900090123535835672" text:style-name="L1">
        <text:list-item>
          <text:p text:style-name="P23">Multiple maps that can be bigger than the screen</text:p>
        </text:list-item>
        <text:list-item>
          <text:p text:style-name="P23">A Wrap Around illusion <text:s/>that shows the other side(s) of the map while at the edges and shows where objects on the other side of the map are with the goal of being able to hit them in the future.</text:p>
        </text:list-item>
        <text:list-item>
          <text:p text:style-name="P23">Introduction of all three races to give more challenge than just shooting asteroids</text:p>
        </text:list-item>
        <text:list-item>
          <text:p text:style-name="P23">dialogue and possibly missions for the player's race</text:p>
        </text:list-item>
        <text:list-item>
          <text:p text:style-name="P23">(undetermined, more likely for later stage): perhaps the ability to select race at the beginning of campaign.</text:p>
        </text:list-item>
        <text:list-item>
          <text:p text:style-name="P23">Player character that is advanceable in customizable areas of power, <text:s/>weapon choices, and perhaps ships (maybe not in this stage)</text:p>
        </text:list-item>
      </text:list>
      <text:p text:style-name="P5"/>
      <text:p text:style-name="P6">Stage 2</text:p>
      <text:p text:style-name="P5">The goals of this stage are not yet determined. Possibilities include adding side-view areas and mechanics and network play to allow for more advancement into the story and project.</text:p>
      <text:p text:style-name="P2"/>
      <text:p text:style-name="P2"/>
      <text:p text:style-name="P1"/>
      <text:p text:style-name="P2"/>
      <text:p text:style-name="P2"/>
      <text:p text:style-name="P4">Types of Objects</text:p>
      <text:p text:style-name="P5">In the world of this game there are 3 types of objects</text:p>
      <text:p text:style-name="P6"/>
      <text:list xml:id="list8379147682374637119" text:style-name="L2">
        <text:list-item>
          <text:p text:style-name="P58">Areas</text:p>
          <text:list>
            <text:list-item>
              <text:p text:style-name="P24">Planets – (undetermined size), round, varies</text:p>
              <text:list>
                <text:list-item>
                  <text:p text:style-name="P24">Generally neutral entities that ownership will be marked by a space station orbiting it</text:p>
                  <text:list>
                    <text:list-item>
                      <text:p text:style-name="P24">Accumulates Military population</text:p>
                    </text:list-item>
                    <text:list-item>
                      <text:p text:style-name="P24">Space station spawns when (undecided Satellite crew population x2 is reached)</text:p>
                    </text:list-item>
                    <text:list-item>
                      <text:p text:style-name="P24">Also spawns Race-options for every x Military population to protect planet and space station</text:p>
                    </text:list-item>
                  </text:list>
                </text:list-item>
                <text:list-item>
                  <text:p text:style-name="P24">Military Population determines how many and what ships can spawn</text:p>
                  <text:list>
                    <text:list-item>
                      <text:p text:style-name="P24">Big Ship crew – undecided</text:p>
                    </text:list-item>
                    <text:list-item>
                      <text:p text:style-name="P24">Mid-size Ship crew – undecided</text:p>
                    </text:list-item>
                    <text:list-item>
                      <text:p text:style-name="P24">Small Ship crew – 1-(depending on race and small ship type)</text:p>
                    </text:list-item>
                  </text:list>
                </text:list-item>
              </text:list>
            </text:list-item>
            <text:list-item>
              <text:p text:style-name="P24">Space Stations – (256x256), shape and color to be determined by race</text:p>
              <text:list>
                <text:list-item>
                  <text:p text:style-name="P24">Spawn points for Race ships</text:p>
                </text:list-item>
                <text:list-item>
                  <text:p text:style-name="P24">Communicate with ships to provide missions and such</text:p>
                </text:list-item>
                <text:list-item>
                  <text:p text:style-name="P24">Facilitate ship improvements for player (how as yet still undetermined)</text:p>
                </text:list-item>
              </text:list>
            </text:list-item>
            <text:list-item>
              <text:p text:style-name="P24">Pickups/Drops – (32x32), undetermined shapes, varies</text:p>
              <text:list>
                <text:list-item>
                  <text:p text:style-name="P24">Give replenishment</text:p>
                </text:list-item>
                <text:list-item>
                  <text:p text:style-name="P24">Provide ability for upgrades (how still undetermined)</text:p>
                </text:list-item>
                <text:list-item>
                  <text:p text:style-name="P24">provide weapon choices (how still undetermined)</text:p>
                </text:list-item>
              </text:list>
            </text:list-item>
          </text:list>
        </text:list-item>
        <text:list-item>
          <text:p text:style-name="P58">Ships</text:p>
          <text:list>
            <text:list-item>
              <text:p text:style-name="P24">Big Ships – (128x128), varies, determined by race</text:p>
              <text:list>
                <text:list-item>
                  <text:p text:style-name="P24">Cannot land or go to side-view maps</text:p>
                </text:list-item>
                <text:list-item>
                  <text:p text:style-name="P24">undetermined if playable yet</text:p>
                </text:list-item>
              </text:list>
            </text:list-item>
            <text:list-item>
              <text:p text:style-name="P24">Mid-size Ships – (96x96), varies, determined by race</text:p>
              <text:list>
                <text:list-item>
                  <text:p text:style-name="P24">Cannot actively land – may be used as bosses on side-view maps</text:p>
                </text:list-item>
                <text:list-item>
                  <text:p text:style-name="P24">undetermined if playable yet</text:p>
                </text:list-item>
              </text:list>
            </text:list-item>
            <text:list-item>
              <text:p text:style-name="P24">Small Ships (64x64), varies, determined by race</text:p>
              <text:list>
                <text:list-item>
                  <text:p text:style-name="P24">Can actively land. Used to play on side-view maps.</text:p>
                </text:list-item>
                <text:list-item>
                  <text:p text:style-name="P24">Playable (at least one of one race in stage 1)</text:p>
                </text:list-item>
              </text:list>
            </text:list-item>
          </text:list>
        </text:list-item>
        <text:list-item>
          <text:p text:style-name="P58">Ship-Satellite (option)</text:p>
          <text:list>
            <text:list-item>
              <text:p text:style-name="P24">Race option – undecided, determined by race, determined by race</text:p>
              <text:list>
                <text:list-item>
                  <text:p text:style-name="P24">Ability determined by race</text:p>
                </text:list-item>
                <text:list-item>
                  <text:p text:style-name="P24">Used to help protect space stations, Planets, and Big Ships (undetermined if used with smaller vessels.<text:span text:style-name="T15">)</text:span></text:p>
                </text:list-item>
                <text:list-item>
                  <text:p text:style-name="P24">Undecided</text:p>
                </text:list-item>
              </text:list>
            </text:list-item>
          </text:list>
        </text:list-item>
      </text:list>
      <text:p text:style-name="P2"/>
      <text:p text:style-name="P2"/>
      <text:p text:style-name="P1"><text:span text:style-name="T18">Race Information</text:span></text:p>
      <text:p text:style-name="P2"/>
      <text:p text:style-name="P2"><text:span text:style-name="T8">Race:</text:span> Terran</text:p>
      <text:p text:style-name="P2"><text:span text:style-name="T9">Main Attribute/</text:span><text:span text:style-name="T10">weakness:</text:span><text:span text:style-name="T52"> Speed/Defense (See Appendix A)</text:span></text:p>
      <text:p text:style-name="P2"><text:span text:style-name="T8">Color:</text:span> Blue</text:p>
      <text:p text:style-name="P7">Space Station Shape: circle-ish</text:p>
      <text:p text:style-name="P7">Race Ship-Satellite (Option): Shooting Satellite</text:p>
      <text:p text:style-name="P21"><text:span text:style-name="T8">Race story:</text:span> pending</text:p>
      <text:p text:style-name="P21"/>
      <text:p text:style-name="P7">Ship Types:</text:p>
      <text:list xml:id="list7500177282200782086" text:style-name="L3">
        <text:list-item>
          <text:p text:style-name="P25">Big Ships</text:p>
          <text:list>
            <text:list-item>
              <text:p text:style-name="P25">Warship <text:span text:style-name="T36">(27 slots)</text:span></text:p>
              <text:list>
                <text:list-item>
                  <text:p text:style-name="P39">weapons(main – pwr): (<text:span text:style-name="T44">5</text:span> bonus slots) – undecided what that means other than high</text:p>
                  <text:list>
                    <text:list-item>
                      <text:p text:style-name="P48"><text:span text:style-name="T44">2</text:span> equip slots</text:p>
                    </text:list-item>
                  </text:list>
                </text:list-item>
                <text:list-item>
                  <text:p text:style-name="P39">hull plating(main – def): (<text:span text:style-name="T44">7</text:span> bonus slot<text:span text:style-name="T21">s</text:span>) – undecided what that means other than <text:span text:style-name="T20">average</text:span></text:p>
                  <text:list>
                    <text:list-item>
                      <text:p text:style-name="P48"><text:span text:style-name="T44">3</text:span> equip slots</text:p>
                    </text:list-item>
                  </text:list>
                </text:list-item>
                <text:list-item>
                  <text:p text:style-name="P39">thrusters(main – spd): (<text:span text:style-name="T16">3</text:span> bonus slots) – undecided what that means other than <text:span text:style-name="T17">low</text:span></text:p>
                  <text:list>
                    <text:list-item>
                      <text:p text:style-name="P48">1 equip slot</text:p>
                    </text:list-item>
                  </text:list>
                </text:list-item>
                <text:list-item>
                  <text:p text:style-name="P39">auto defense system(hybrid – pwr, def) – undecided what that means other than <text:span text:style-name="T25">high</text:span> and automatic</text:p>
                  <text:list>
                    <text:list-item>
                      <text:p text:style-name="P48">2 equip slots</text:p>
                    </text:list-item>
                  </text:list>
                </text:list-item>
                <text:list-item>
                  <text:p text:style-name="P39">energy collection(hybrid – def, spd) – undecided what that means other than <text:span text:style-name="T16">low</text:span> and automatic</text:p>
                  <text:list>
                    <text:list-item>
                      <text:p text:style-name="P50"><text:span text:style-name="T32">2</text:span> equip slot<text:span text:style-name="T32">s</text:span></text:p>
                    </text:list-item>
                  </text:list>
                </text:list-item>
                <text:list-item>
                  <text:p text:style-name="P39">auto repair system (hybrid – pwr, spd) – undecided what that means other than <text:span text:style-name="T17">average</text:span> and automatic<text:span text:style-name="T31">\</text:span></text:p>
                  <text:list>
                    <text:list-item>
                      <text:p text:style-name="P49"><text:span text:style-name="T32">2</text:span> equip slot<text:span text:style-name="T32">s</text:span></text:p>
                    </text:list-item>
                  </text:list>
                </text:list-item>
              </text:list>
            </text:list-item>
            <text:list-item>
              <text:p text:style-name="P25">Carrier <text:span text:style-name="T36">(27 slots)</text:span></text:p>
              <text:list>
                <text:list-item>
                  <text:p text:style-name="P39">weapons(main – pwr): (2 bonus slots) – undecided what that means other than low</text:p>
                  <text:list>
                    <text:list-item>
                      <text:p text:style-name="P51">1 equip slot</text:p>
                    </text:list-item>
                  </text:list>
                </text:list-item>
                <text:list-item>
                  <text:p text:style-name="P39">hull plating(main – def): (<text:span text:style-name="T44">4</text:span> bonus slot<text:span text:style-name="T21">s</text:span>) – undecided what that means other than <text:span text:style-name="T16">high</text:span></text:p>
                  <text:list>
                    <text:list-item>
                      <text:p text:style-name="P49"><text:span text:style-name="T44">2</text:span> equip slots</text:p>
                    </text:list-item>
                  </text:list>
                </text:list-item>
                <text:list-item>
                  <text:p text:style-name="P39">thrusters(main – spd): (<text:span text:style-name="T44">9</text:span> bonus slots) – undecided what that means other than <text:span text:style-name="T16">average</text:span></text:p>
                  <text:list>
                    <text:list-item>
                      <text:p text:style-name="P49"><text:span text:style-name="T44">3</text:span> equip slots</text:p>
                    </text:list-item>
                  </text:list>
                </text:list-item>
                <text:list-item>
                  <text:p text:style-name="P39">auto defense system(hybrid – pwr, def) – undecided what that means other than <text:span text:style-name="T16">average</text:span> and automatic</text:p>
                  <text:list>
                    <text:list-item>
                      <text:p text:style-name="P49"><text:span text:style-name="T44">1</text:span> equip slot<text:span text:style-name="T32">s</text:span></text:p>
                    </text:list-item>
                  </text:list>
                </text:list-item>
                <text:list-item>
                  <text:p text:style-name="P39">energy collection(hybrid – def, spd) – undecided what that means other than high and automatic</text:p>
                  <text:list>
                    <text:list-item>
                      <text:p text:style-name="P49"><text:span text:style-name="T38">3</text:span> equip slots</text:p>
                    </text:list-item>
                  </text:list>
                </text:list-item>
                <text:list-item>
                  <text:p text:style-name="P39">auto repair system (hybrid – pwr, spd) – undecided what that means other than <text:span text:style-name="T26">low</text:span> and automatic</text:p>
                  <text:list>
                    <text:list-item>
                      <text:p text:style-name="P50"><text:span text:style-name="T32">2</text:span> equip slot<text:span text:style-name="T32">s</text:span></text:p>
                    </text:list-item>
                  </text:list>
                </text:list-item>
              </text:list>
            </text:list-item>
          </text:list>
        </text:list-item>
      </text:list>
      <text:p text:style-name="P80">Race Information (continued)</text:p>
      <text:p text:style-name="P62"/>
      <text:list xml:id="list203328875166455" text:continue-numbering="true" text:style-name="L3">
        <text:list-item>
          <text:list>
            <text:list-item>
              <text:p text:style-name="P25">Battle Cruiser <text:span text:style-name="T36">(28 slots)</text:span></text:p>
              <text:list>
                <text:list-item>
                  <text:p text:style-name="P39">weapons(main – pwr): (<text:span text:style-name="T44">8</text:span> bonus slots) – undecided what that means other than average</text:p>
                  <text:list>
                    <text:list-item>
                      <text:p text:style-name="P50"><text:span text:style-name="T44">3</text:span> equip slots</text:p>
                    </text:list-item>
                  </text:list>
                </text:list-item>
                <text:list-item>
                  <text:p text:style-name="P39">hull plating(main – def): (1 bonus slot<text:span text:style-name="T21">s</text:span>) – undecided what that means other than <text:span text:style-name="T16">super </text:span>low</text:p>
                  <text:list>
                    <text:list-item>
                      <text:p text:style-name="P50">1 equip slot</text:p>
                    </text:list-item>
                  </text:list>
                </text:list-item>
                <text:list-item>
                  <text:p text:style-name="P39">thrusters(main – spd): (<text:span text:style-name="T44">6</text:span> bonus slots) – undecided what that means other than <text:span text:style-name="T16">super </text:span>high</text:p>
                  <text:list>
                    <text:list-item>
                      <text:p text:style-name="P50"><text:span text:style-name="T44">2</text:span> equip slots</text:p>
                    </text:list-item>
                  </text:list>
                </text:list-item>
                <text:list-item>
                  <text:p text:style-name="P39">auto defense system(hybrid – pwr, def) – undecided what that means other than low and automatic</text:p>
                  <text:list>
                    <text:list-item>
                      <text:p text:style-name="P50"><text:span text:style-name="T44">2</text:span> equip slot</text:p>
                    </text:list-item>
                  </text:list>
                </text:list-item>
                <text:list-item>
                  <text:p text:style-name="P39">energy collection(hybrid – def, spd) – undecided what that means other than average and automatic</text:p>
                  <text:list>
                    <text:list-item>
                      <text:p text:style-name="P50"><text:span text:style-name="T32">2</text:span> equip slot<text:span text:style-name="T32">s</text:span></text:p>
                    </text:list-item>
                  </text:list>
                </text:list-item>
                <text:list-item>
                  <text:p text:style-name="P39">auto repair system (hybrid – pwr, spd) – undecided what that means other than high and automatic</text:p>
                  <text:list>
                    <text:list-item>
                      <text:p text:style-name="P27"><text:span text:style-name="T33">3 equip slots</text:span></text:p>
                    </text:list-item>
                  </text:list>
                </text:list-item>
              </text:list>
            </text:list-item>
          </text:list>
        </text:list-item>
        <text:list-item>
          <text:p text:style-name="P26">Mid-size Ships</text:p>
          <text:list>
            <text:list-item>
              <text:p text:style-name="P47">Battleship <text:span text:style-name="T36">(23 slots)</text:span></text:p>
              <text:list>
                <text:list-item>
                  <text:p text:style-name="P39">weapons(main – pwr): (<text:span text:style-name="T45">4</text:span> bonus slots) – undecided what that means other than high</text:p>
                  <text:list>
                    <text:list-item>
                      <text:p text:style-name="P52">2 equip slots</text:p>
                    </text:list-item>
                  </text:list>
                </text:list-item>
                <text:list-item>
                  <text:p text:style-name="P39">hull plating(main – def): (<text:span text:style-name="T45">5</text:span> bonus slot<text:span text:style-name="T21">s</text:span>) – undecided what that means other than <text:span text:style-name="T20">average</text:span></text:p>
                  <text:list>
                    <text:list-item>
                      <text:p text:style-name="P52"><text:span text:style-name="T45">2</text:span> equip slot</text:p>
                    </text:list-item>
                  </text:list>
                </text:list-item>
                <text:list-item>
                  <text:p text:style-name="P39">thrusters(main – spd): (<text:span text:style-name="T16">3</text:span> bonus slots) – undecided what that means other than <text:span text:style-name="T20">average</text:span></text:p>
                  <text:list>
                    <text:list-item>
                      <text:p text:style-name="P52">1 equip slot</text:p>
                    </text:list-item>
                  </text:list>
                </text:list-item>
                <text:list-item>
                  <text:p text:style-name="P39">auto defense system(hybrid – pwr, def) – undecided what that means other than <text:span text:style-name="T16">average</text:span> and automatic</text:p>
                  <text:list>
                    <text:list-item>
                      <text:p text:style-name="P52">2 equip slots</text:p>
                    </text:list-item>
                  </text:list>
                </text:list-item>
                <text:list-item>
                  <text:p text:style-name="P39">energy collection(hybrid – def, spd) – undecided what that means other than <text:span text:style-name="T16">low</text:span> and automatic</text:p>
                  <text:list>
                    <text:list-item>
                      <text:p text:style-name="P52"><text:span text:style-name="T45">2</text:span> equip slot</text:p>
                    </text:list-item>
                  </text:list>
                </text:list-item>
                <text:list-item>
                  <text:p text:style-name="P39">auto repair system (hybrid – pwr, spd) – undecided what that means other than <text:span text:style-name="T16">average</text:span> and automatic</text:p>
                  <text:list>
                    <text:list-item>
                      <text:p text:style-name="P52">2 equip slots</text:p>
                    </text:list-item>
                  </text:list>
                </text:list-item>
              </text:list>
            </text:list-item>
          </text:list>
        </text:list-item>
      </text:list>
      <text:p text:style-name="P81">Race Information (continued)</text:p>
      <text:p text:style-name="P63"/>
      <text:list xml:id="list203329461902839" text:continue-numbering="true" text:style-name="L3">
        <text:list-item>
          <text:list>
            <text:list-item>
              <text:p text:style-name="P25">Support Frigate <text:span text:style-name="T36">(22 slots)</text:span></text:p>
              <text:list>
                <text:list-item>
                  <text:p text:style-name="P39">weapons(main – pwr): (2 bonus slots) – undecided what that means other than low</text:p>
                  <text:list>
                    <text:list-item>
                      <text:p text:style-name="P52">1 equip slot</text:p>
                    </text:list-item>
                  </text:list>
                </text:list-item>
                <text:list-item>
                  <text:p text:style-name="P39">hull plating(main – def): (<text:span text:style-name="T45">3</text:span> bonus slot<text:span text:style-name="T21">s</text:span>) – undecided what that means other than average</text:p>
                  <text:list>
                    <text:list-item>
                      <text:p text:style-name="P52"><text:span text:style-name="T46">1</text:span> equip slots</text:p>
                    </text:list-item>
                  </text:list>
                </text:list-item>
                <text:list-item>
                  <text:p text:style-name="P39">thrusters(main – spd): (<text:span text:style-name="T45">7</text:span> bonus slots) – undecided what that means other than <text:span text:style-name="T16">average</text:span></text:p>
                  <text:list>
                    <text:list-item>
                      <text:p text:style-name="P52"><text:span text:style-name="T45">3</text:span> equip slots</text:p>
                    </text:list-item>
                  </text:list>
                </text:list-item>
                <text:list-item>
                  <text:p text:style-name="P39">auto defense system(hybrid – pwr, def) – undecided what that means other than <text:span text:style-name="T26">average</text:span> and automatic</text:p>
                  <text:list>
                    <text:list-item>
                      <text:p text:style-name="P52"><text:span text:style-name="T45">1</text:span> equip slots</text:p>
                    </text:list-item>
                  </text:list>
                </text:list-item>
                <text:list-item>
                  <text:p text:style-name="P39">energy collection(hybrid – def, spd) – undecided what that means other than <text:span text:style-name="T16">average</text:span> and automatic</text:p>
                  <text:list>
                    <text:list-item>
                      <text:p text:style-name="P52">2 equip slots</text:p>
                    </text:list-item>
                  </text:list>
                </text:list-item>
                <text:list-item>
                  <text:p text:style-name="P39">auto repair system (hybrid – pwr, spd) – undecided what that means other than average and automatic</text:p>
                  <text:list>
                    <text:list-item>
                      <text:p text:style-name="P52"><text:span text:style-name="T39">2</text:span> equip slots</text:p>
                    </text:list-item>
                  </text:list>
                </text:list-item>
              </text:list>
            </text:list-item>
            <text:list-item>
              <text:p text:style-name="P25">Corvette <text:span text:style-name="T36">(22 slots)</text:span></text:p>
              <text:list>
                <text:list-item>
                  <text:p text:style-name="P39">weapons(main – pwr): (<text:span text:style-name="T45">6</text:span> bonus slots) – undecided what that means other than average</text:p>
                  <text:list>
                    <text:list-item>
                      <text:p text:style-name="P52">2 equip slots</text:p>
                    </text:list-item>
                  </text:list>
                </text:list-item>
                <text:list-item>
                  <text:p text:style-name="P39">hull plating(main – def): (1 bonus slot<text:span text:style-name="T21">s</text:span>) – undecided what that means other than <text:span text:style-name="T16">super </text:span>low</text:p>
                  <text:list>
                    <text:list-item>
                      <text:p text:style-name="P52">1 equip slot</text:p>
                    </text:list-item>
                  </text:list>
                </text:list-item>
                <text:list-item>
                  <text:p text:style-name="P39">thrusters(main – spd): (<text:span text:style-name="T45">5</text:span> bonus slots) – undecided what that means other than <text:span text:style-name="T16">super </text:span>high</text:p>
                  <text:list>
                    <text:list-item>
                      <text:p text:style-name="P52"><text:span text:style-name="T45">2</text:span> equip slots</text:p>
                    </text:list-item>
                  </text:list>
                </text:list-item>
                <text:list-item>
                  <text:p text:style-name="P39">auto defense system(hybrid – pwr, def) – undecided what that means other than low and automatic</text:p>
                  <text:list>
                    <text:list-item>
                      <text:p text:style-name="P53"><text:span text:style-name="T45">2</text:span> equip slot</text:p>
                    </text:list-item>
                  </text:list>
                </text:list-item>
                <text:list-item>
                  <text:p text:style-name="P39">energy collection(hybrid – def, spd) – undecided what that means other than average and automatic</text:p>
                  <text:list>
                    <text:list-item>
                      <text:p text:style-name="P53"><text:span text:style-name="T45">1</text:span> equip slots</text:p>
                    </text:list-item>
                  </text:list>
                </text:list-item>
                <text:list-item>
                  <text:p text:style-name="P39">auto repair system (hybrid – pwr, spd) – undecided what that means other than high and automatic</text:p>
                  <text:list>
                    <text:list-item>
                      <text:p text:style-name="P53"><text:span text:style-name="T45">2</text:span> equip slots</text:p>
                    </text:list-item>
                  </text:list>
                </text:list-item>
              </text:list>
            </text:list-item>
          </text:list>
        </text:list-item>
      </text:list>
      <text:p text:style-name="P60"/>
      <text:p text:style-name="P78">Race Information (continued)</text:p>
      <text:p text:style-name="P60"/>
      <text:list xml:id="list203330227867403" text:continue-numbering="true" text:style-name="L3">
        <text:list-item>
          <text:p text:style-name="P26">Small Ships</text:p>
          <text:list>
            <text:list-item>
              <text:p text:style-name="P25">Interceptor <text:span text:style-name="T50">(experimental: +1 main equipment slots and + 1 auto repair system) <text:s/>(19 slots)</text:span></text:p>
              <text:list>
                <text:list-item>
                  <text:p text:style-name="P38">weapons(main – pwr): (<text:span text:style-name="T45">3</text:span> bonus slots) – undecided what that means other than high</text:p>
                  <text:list>
                    <text:list-item>
                      <text:p text:style-name="P53"><text:span text:style-name="T49">2</text:span> equip slots</text:p>
                    </text:list-item>
                  </text:list>
                </text:list-item>
                <text:list-item>
                  <text:p text:style-name="P38">hull plating(main – def): (<text:span text:style-name="T45">3</text:span> bonus slot<text:span text:style-name="T21">s</text:span>) – undecided what that means other than low</text:p>
                  <text:list>
                    <text:list-item>
                      <text:p text:style-name="P53"><text:span text:style-name="T49">2</text:span> equip slot</text:p>
                    </text:list-item>
                  </text:list>
                </text:list-item>
                <text:list-item>
                  <text:p text:style-name="P38">thrusters(main – spd): (<text:span text:style-name="T16">3</text:span> bonus slots) – undecided what that means other than <text:span text:style-name="T16">average</text:span></text:p>
                  <text:list>
                    <text:list-item>
                      <text:p text:style-name="P53"><text:span text:style-name="T49">2</text:span> equip slot</text:p>
                    </text:list-item>
                  </text:list>
                </text:list-item>
                <text:list-item>
                  <text:p text:style-name="P38">auto defense system(hybrid – pwr, def) – undecided what that means other than <text:span text:style-name="T16">average</text:span> and automatic</text:p>
                  <text:list>
                    <text:list-item>
                      <text:p text:style-name="P53"><text:span text:style-name="T41">1</text:span> equip slot</text:p>
                    </text:list-item>
                  </text:list>
                </text:list-item>
                <text:list-item>
                  <text:p text:style-name="P38">energy collection(hybrid – def, spd) – undecided what that means other than <text:span text:style-name="T26">average</text:span> and automatic</text:p>
                  <text:list>
                    <text:list-item>
                      <text:p text:style-name="P53">1 equip slot</text:p>
                    </text:list-item>
                  </text:list>
                </text:list-item>
                <text:list-item>
                  <text:p text:style-name="P38">auto repair system (hybrid – pwr, spd) – undecided what that means other than <text:span text:style-name="T26">average</text:span> and automatic</text:p>
                  <text:list>
                    <text:list-item>
                      <text:p text:style-name="P53"><text:span text:style-name="T45">1</text:span> equip slots</text:p>
                    </text:list-item>
                  </text:list>
                </text:list-item>
              </text:list>
            </text:list-item>
            <text:list-item>
              <text:p text:style-name="P25">Courier <text:span text:style-name="T36">(18 slots)</text:span></text:p>
              <text:list>
                <text:list-item>
                  <text:p text:style-name="P38">weapons(main – pwr): (2 bonus slots) – undecided what that means other than low</text:p>
                  <text:list>
                    <text:list-item>
                      <text:p text:style-name="P53">1 equip slot</text:p>
                    </text:list-item>
                  </text:list>
                </text:list-item>
                <text:list-item>
                  <text:p text:style-name="P38">hull plating(main – def): (<text:span text:style-name="T45">2</text:span> bonus slot<text:span text:style-name="T21">s</text:span>) – undecided what that means other than average</text:p>
                  <text:list>
                    <text:list-item>
                      <text:p text:style-name="P53">1 equip slot</text:p>
                    </text:list-item>
                  </text:list>
                </text:list-item>
                <text:list-item>
                  <text:p text:style-name="P38">thrusters(main – spd): (<text:span text:style-name="T45">5</text:span> bonus slots) – undecided what that means other than high</text:p>
                  <text:list>
                    <text:list-item>
                      <text:p text:style-name="P53">2 equip slots</text:p>
                    </text:list-item>
                  </text:list>
                </text:list-item>
                <text:list-item>
                  <text:p text:style-name="P38">auto defense system(hybrid – pwr, def) – undecided what that means other than <text:span text:style-name="T26">average</text:span> and automatic</text:p>
                  <text:list>
                    <text:list-item>
                      <text:p text:style-name="P53"><text:span text:style-name="T40">1</text:span> equip slot</text:p>
                    </text:list-item>
                  </text:list>
                </text:list-item>
                <text:list-item>
                  <text:p text:style-name="P38">energy collection(hybrid – def, spd) – undecided what that means other than <text:span text:style-name="T26">average</text:span> and automatic</text:p>
                  <text:list>
                    <text:list-item>
                      <text:p text:style-name="P53">2 equip slots</text:p>
                    </text:list-item>
                  </text:list>
                </text:list-item>
                <text:list-item>
                  <text:p text:style-name="P38">auto repair system (hybrid – pwr, spd) – undecided what that means other than average and automatic</text:p>
                  <text:list>
                    <text:list-item>
                      <text:p text:style-name="P53"><text:span text:style-name="T45">2</text:span> equip slot</text:p>
                    </text:list-item>
                  </text:list>
                </text:list-item>
              </text:list>
            </text:list-item>
          </text:list>
        </text:list-item>
      </text:list>
      <text:p text:style-name="P82">Race Information (continued)</text:p>
      <text:p text:style-name="P64"/>
      <text:list xml:id="list203329162225088" text:continue-numbering="true" text:style-name="L3">
        <text:list-item>
          <text:list>
            <text:list-item>
              <text:p text:style-name="P25">Scout <text:span text:style-name="T36">(18 slots)</text:span></text:p>
              <text:list>
                <text:list-item>
                  <text:p text:style-name="P38">weapons(main – pwr): (<text:span text:style-name="T45">4</text:span> bonus slots) – undecided what that means other than average</text:p>
                  <text:list>
                    <text:list-item>
                      <text:p text:style-name="P53"><text:span text:style-name="T45">2</text:span> equip slot</text:p>
                    </text:list-item>
                  </text:list>
                </text:list-item>
                <text:list-item>
                  <text:p text:style-name="P38">hull plating(main – def): (1 bonus slot<text:span text:style-name="T21">s</text:span>) – undecided what that means other than super low</text:p>
                  <text:list>
                    <text:list-item>
                      <text:p text:style-name="P53">1 equip slot</text:p>
                    </text:list-item>
                  </text:list>
                </text:list-item>
                <text:list-item>
                  <text:p text:style-name="P38">thrusters(main – spd): (<text:span text:style-name="T45">4</text:span> bonus slots) – undecided what that means other than super high</text:p>
                  <text:list>
                    <text:list-item>
                      <text:p text:style-name="P53">2 equip slots</text:p>
                    </text:list-item>
                  </text:list>
                </text:list-item>
                <text:list-item>
                  <text:p text:style-name="P38">auto defense system(hybrid – pwr, def) – undecided what that means other than low and automatic</text:p>
                  <text:list>
                    <text:list-item>
                      <text:p text:style-name="P53"><text:span text:style-name="T46">1</text:span> equip slot</text:p>
                    </text:list-item>
                  </text:list>
                </text:list-item>
                <text:list-item>
                  <text:p text:style-name="P38">energy collection(hybrid – def, spd) – undecided what that means other than average and automatic</text:p>
                  <text:list>
                    <text:list-item>
                      <text:p text:style-name="P53"><text:span text:style-name="T46">1</text:span> equip slot</text:p>
                    </text:list-item>
                  </text:list>
                </text:list-item>
                <text:list-item>
                  <text:p text:style-name="P38">auto repair system (hybrid – pwr, spd) – undecided what that means other than high and automatic</text:p>
                  <text:list>
                    <text:list-item>
                      <text:p text:style-name="P53">2 equip slots</text:p>
                    </text:list-item>
                  </text:list>
                </text:list-item>
              </text:list>
            </text:list-item>
          </text:list>
        </text:list-item>
      </text:list>
      <text:p text:style-name="P2"/>
      <text:p text:style-name="P69"/>
      <text:p text:style-name="P2"><text:span text:style-name="T8">Race:</text:span> <text:s/>﻿Chentia</text:p>
      <text:p text:style-name="P2"><text:span text:style-name="T9">Main Attribute/</text:span><text:span text:style-name="T10">Weakness</text:span><text:span text:style-name="T8">:</text:span> Power/<text:span text:style-name="T51">Speed</text:span> <text:span text:style-name="T12">(see Appendix A)</text:span></text:p>
      <text:p text:style-name="P2"><text:span text:style-name="T8">Color:</text:span> Red</text:p>
      <text:p text:style-name="P7">Race Ship-Satellite (Option): Mine Deployer</text:p>
      <text:p text:style-name="P7"/>
      <text:p text:style-name="P2"><text:span text:style-name="T8">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7"/>
      <text:p text:style-name="P7">Ship Types:</text:p>
      <text:list xml:id="list8420588741906592503" text:style-name="L4">
        <text:list-item>
          <text:p text:style-name="P28">Big Ships</text:p>
        </text:list-item>
      </text:list>
      <text:p text:style-name="P82">Race Information (continued)</text:p>
      <text:p text:style-name="P64"/>
      <text:list xml:id="list203330444890730" text:continue-numbering="true" text:style-name="L4">
        <text:list-item>
          <text:list>
            <text:list-item>
              <text:p text:style-name="P28">Dreadnaught <text:span text:style-name="T36">(27 slots)</text:span></text:p>
              <text:list>
                <text:list-item>
                  <text:p text:style-name="P40">weapons(main – pwr): (<text:span text:style-name="T45">6</text:span> bonus slots) – undecided what that means other than <text:span text:style-name="T17">super </text:span>high</text:p>
                  <text:list>
                    <text:list-item>
                      <text:p text:style-name="P54"><text:span text:style-name="T45">2</text:span> equip slots</text:p>
                    </text:list-item>
                  </text:list>
                </text:list-item>
                <text:list-item>
                  <text:p text:style-name="P40">hull plating(main – def): (<text:span text:style-name="T45">8</text:span> bonus slot<text:span text:style-name="T21">s</text:span>) – undecided what that means other than <text:span text:style-name="T17">average</text:span></text:p>
                  <text:list>
                    <text:list-item>
                      <text:p text:style-name="P54"><text:span text:style-name="T45">3</text:span> equip slots</text:p>
                    </text:list-item>
                  </text:list>
                </text:list-item>
                <text:list-item>
                  <text:p text:style-name="P40">thrusters(main – spd): (<text:span text:style-name="T17">1</text:span> bonus slots) – undecided what that means other than <text:span text:style-name="T17">super low</text:span></text:p>
                  <text:list>
                    <text:list-item>
                      <text:p text:style-name="P54">1 equip slot</text:p>
                    </text:list-item>
                  </text:list>
                </text:list-item>
                <text:list-item>
                  <text:p text:style-name="P40">auto defense system(hybrid – pwr, def) – undecided what that means other than <text:span text:style-name="T17">high</text:span> and automatic</text:p>
                  <text:list>
                    <text:list-item>
                      <text:p text:style-name="P54">3 equip slots</text:p>
                    </text:list-item>
                  </text:list>
                </text:list-item>
                <text:list-item>
                  <text:p text:style-name="P40">energy collection(hybrid – def, spd) – undecided what that means other than <text:span text:style-name="T16">low</text:span> and automatic</text:p>
                  <text:list>
                    <text:list-item>
                      <text:p text:style-name="P54"><text:span text:style-name="T45">2</text:span> equip slot</text:p>
                    </text:list-item>
                  </text:list>
                </text:list-item>
                <text:list-item>
                  <text:p text:style-name="P40">auto repair system (hybrid – pwr, spd) – undecided what that means other than <text:span text:style-name="T17">average</text:span> and automatic</text:p>
                  <text:list>
                    <text:list-item>
                      <text:p text:style-name="P54">2 equip slots</text:p>
                    </text:list-item>
                  </text:list>
                </text:list-item>
              </text:list>
            </text:list-item>
            <text:list-item>
              <text:p text:style-name="P28">Carrier <text:span text:style-name="T36">(27 slots)</text:span></text:p>
              <text:list>
                <text:list-item>
                  <text:p text:style-name="P40">weapons(main – pwr): (<text:span text:style-name="T17">3</text:span> bonus slots) – undecided what that means other than low</text:p>
                  <text:list>
                    <text:list-item>
                      <text:p text:style-name="P54">1 equip slot</text:p>
                    </text:list-item>
                  </text:list>
                </text:list-item>
                <text:list-item>
                  <text:p text:style-name="P40">hull plating(main – def): (<text:span text:style-name="T45">5</text:span> bonus slot<text:span text:style-name="T21">s</text:span>) – undecided what that means other than <text:span text:style-name="T16">high</text:span></text:p>
                  <text:list>
                    <text:list-item>
                      <text:p text:style-name="P54"><text:span text:style-name="T45">2</text:span> equip slots</text:p>
                    </text:list-item>
                  </text:list>
                </text:list-item>
                <text:list-item>
                  <text:p text:style-name="P40">thrusters(main – spd): (<text:span text:style-name="T45">7</text:span> bonus slots) – undecided what that means other than <text:span text:style-name="T16">average</text:span></text:p>
                  <text:list>
                    <text:list-item>
                      <text:p text:style-name="P54"><text:span text:style-name="T45">3</text:span> equip slots</text:p>
                    </text:list-item>
                  </text:list>
                </text:list-item>
                <text:list-item>
                  <text:p text:style-name="P40">auto defense system(hybrid – pwr, def) – undecided what that means other than <text:span text:style-name="T16">average</text:span> and automatic</text:p>
                  <text:list>
                    <text:list-item>
                      <text:p text:style-name="P54">2 equip slots</text:p>
                    </text:list-item>
                  </text:list>
                </text:list-item>
                <text:list-item>
                  <text:p text:style-name="P40">energy collection(hybrid – def, spd) – undecided what that means other than high and automatic</text:p>
                  <text:list>
                    <text:list-item>
                      <text:p text:style-name="P54">2 equip slots</text:p>
                    </text:list-item>
                  </text:list>
                </text:list-item>
                <text:list-item>
                  <text:p text:style-name="P40">auto repair system (hybrid – pwr, spd) – undecided what that means other than <text:span text:style-name="T17">low</text:span> and automatic</text:p>
                  <text:list>
                    <text:list-item>
                      <text:p text:style-name="P54">2 equip slots</text:p>
                    </text:list-item>
                  </text:list>
                </text:list-item>
              </text:list>
            </text:list-item>
          </text:list>
        </text:list-item>
      </text:list>
      <text:p text:style-name="P82">Race Information (continued)</text:p>
      <text:p text:style-name="P64"/>
      <text:list xml:id="list203329532635463" text:continue-numbering="true" text:style-name="L4">
        <text:list-item>
          <text:list>
            <text:list-item>
              <text:p text:style-name="P28">Battle Cruiser <text:span text:style-name="T36">(28 slots)</text:span></text:p>
              <text:list>
                <text:list-item>
                  <text:p text:style-name="P40">weapons(main – pwr): (<text:span text:style-name="T46">9</text:span> bonus slots) – undecided what that means other than average</text:p>
                  <text:list>
                    <text:list-item>
                      <text:p text:style-name="P54"><text:span text:style-name="T46">3</text:span> equip slots</text:p>
                    </text:list-item>
                  </text:list>
                </text:list-item>
                <text:list-item>
                  <text:p text:style-name="P40">hull plating(main – def): (<text:span text:style-name="T17">2</text:span> bonus slot<text:span text:style-name="T21">s</text:span>) – undecided what that means other than<text:span text:style-name="T16"> </text:span>low</text:p>
                  <text:list>
                    <text:list-item>
                      <text:p text:style-name="P54">1 equip slots</text:p>
                    </text:list-item>
                  </text:list>
                </text:list-item>
                <text:list-item>
                  <text:p text:style-name="P40">thrusters(main – spd): (<text:span text:style-name="T46">4</text:span> bonus slots) – undecided what that means other than<text:span text:style-name="T16"> </text:span>high</text:p>
                  <text:list>
                    <text:list-item>
                      <text:p text:style-name="P54"><text:span text:style-name="T46">2</text:span> equip slots</text:p>
                    </text:list-item>
                  </text:list>
                </text:list-item>
                <text:list-item>
                  <text:p text:style-name="P40">auto defense system(hybrid – pwr, def) – undecided what that means other than low and automatic</text:p>
                  <text:list>
                    <text:list-item>
                      <text:p text:style-name="P54">2 equip slots</text:p>
                    </text:list-item>
                  </text:list>
                </text:list-item>
                <text:list-item>
                  <text:p text:style-name="P40">energy collection(hybrid – def, spd) – undecided what that means other than <text:span text:style-name="T17">average</text:span> and automatic</text:p>
                  <text:list>
                    <text:list-item>
                      <text:p text:style-name="P54"><text:span text:style-name="T46">1</text:span> equip slots</text:p>
                    </text:list-item>
                  </text:list>
                </text:list-item>
                <text:list-item>
                  <text:p text:style-name="P40">auto repair system (hybrid – pwr, spd) – undecided what that means other than high and automatic</text:p>
                  <text:list>
                    <text:list-item>
                      <text:p text:style-name="P31"><text:span text:style-name="T39">3 equip slots</text:span></text:p>
                    </text:list-item>
                  </text:list>
                </text:list-item>
              </text:list>
            </text:list-item>
          </text:list>
        </text:list-item>
        <text:list-item>
          <text:p text:style-name="P28">Mid-size Ships</text:p>
          <text:list>
            <text:list-item>
              <text:p text:style-name="P30">Battleship <text:span text:style-name="T37">(23 slots)</text:span></text:p>
              <text:list>
                <text:list-item>
                  <text:p text:style-name="P40">weapons(main – pwr): (<text:span text:style-name="T46">5</text:span> bonus slots) – undecided what that means other than<text:span text:style-name="T17"> super </text:span>high</text:p>
                  <text:list>
                    <text:list-item>
                      <text:p text:style-name="P55"><text:span text:style-name="T46">2</text:span> equip slots</text:p>
                    </text:list-item>
                  </text:list>
                </text:list-item>
                <text:list-item>
                  <text:p text:style-name="P40">hull plating(main – def): (<text:span text:style-name="T46">6</text:span> bonus slot<text:span text:style-name="T21">s</text:span>) – undecided what that means other than <text:span text:style-name="T17">average</text:span></text:p>
                  <text:list>
                    <text:list-item>
                      <text:p text:style-name="P55">2 equip slots</text:p>
                    </text:list-item>
                  </text:list>
                </text:list-item>
                <text:list-item>
                  <text:p text:style-name="P40">thrusters(main – spd): (<text:span text:style-name="T17">1</text:span> bonus slots) – undecided what that means other than <text:span text:style-name="T17">super low</text:span></text:p>
                  <text:list>
                    <text:list-item>
                      <text:p text:style-name="P55">1 equip slot</text:p>
                    </text:list-item>
                  </text:list>
                </text:list-item>
                <text:list-item>
                  <text:p text:style-name="P40">auto defense system(hybrid – pwr, def) – undecided what that means other than <text:span text:style-name="T17">high</text:span> and automatic</text:p>
                  <text:list>
                    <text:list-item>
                      <text:p text:style-name="P55">2 equip slots</text:p>
                    </text:list-item>
                  </text:list>
                </text:list-item>
                <text:list-item>
                  <text:p text:style-name="P40">energy collection(hybrid – def, spd) – undecided what that means other than <text:span text:style-name="T16">low</text:span> and automatic</text:p>
                  <text:list>
                    <text:list-item>
                      <text:p text:style-name="P55"><text:span text:style-name="T46">2</text:span> equip slot</text:p>
                    </text:list-item>
                  </text:list>
                </text:list-item>
                <text:list-item>
                  <text:p text:style-name="P40">auto repair system (hybrid – pwr, spd) – undecided what that means other than <text:span text:style-name="T17">average</text:span> and automatic</text:p>
                  <text:list>
                    <text:list-item>
                      <text:p text:style-name="P55"><text:span text:style-name="T46">1</text:span> equip slots</text:p>
                    </text:list-item>
                  </text:list>
                </text:list-item>
              </text:list>
            </text:list-item>
          </text:list>
        </text:list-item>
      </text:list>
      <text:p text:style-name="P83">Race Information (continued)</text:p>
      <text:p text:style-name="P65"/>
      <text:list xml:id="list203329333632426" text:continue-numbering="true" text:style-name="L4">
        <text:list-item>
          <text:list>
            <text:list-item>
              <text:p text:style-name="P29">Support Frigate <text:span text:style-name="T37">(22 slots)</text:span></text:p>
              <text:list>
                <text:list-item>
                  <text:p text:style-name="P41">weapons(main – pwr): (<text:span text:style-name="T17">3</text:span> bonus slots) – undecided what that means other than <text:span text:style-name="T21">average</text:span></text:p>
                  <text:list>
                    <text:list-item>
                      <text:p text:style-name="P55">1 equip slot</text:p>
                    </text:list-item>
                  </text:list>
                </text:list-item>
                <text:list-item>
                  <text:p text:style-name="P41">hull plating(main – def): (<text:span text:style-name="T46">4</text:span> bonus slot<text:span text:style-name="T21">s</text:span>) – undecided what that means other than <text:span text:style-name="T21">high</text:span></text:p>
                  <text:list>
                    <text:list-item>
                      <text:p text:style-name="P55">2 equip slots</text:p>
                    </text:list-item>
                  </text:list>
                </text:list-item>
                <text:list-item>
                  <text:p text:style-name="P41">thrusters(main – spd): (<text:span text:style-name="T46">5</text:span> bonus slots) – undecided what that means other than <text:span text:style-name="T21">average</text:span></text:p>
                  <text:list>
                    <text:list-item>
                      <text:p text:style-name="P55"><text:span text:style-name="T46">2</text:span> equip slot</text:p>
                    </text:list-item>
                  </text:list>
                </text:list-item>
                <text:list-item>
                  <text:p text:style-name="P41">auto defense system(hybrid – pwr, def) – undecided what that means other than <text:span text:style-name="T16">average</text:span> and automatic</text:p>
                  <text:list>
                    <text:list-item>
                      <text:p text:style-name="P55">2 equip slots</text:p>
                    </text:list-item>
                  </text:list>
                </text:list-item>
                <text:list-item>
                  <text:p text:style-name="P41">energy collection(hybrid – def, spd) – undecided what that means other than <text:span text:style-name="T19">average</text:span> and automatic</text:p>
                  <text:list>
                    <text:list-item>
                      <text:p text:style-name="P55">2 equip slots</text:p>
                    </text:list-item>
                  </text:list>
                </text:list-item>
                <text:list-item>
                  <text:p text:style-name="P41">auto repair system (hybrid – pwr, spd) – undecided what that means other than <text:span text:style-name="T17">low</text:span> and automatic</text:p>
                  <text:list>
                    <text:list-item>
                      <text:p text:style-name="P55"><text:span text:style-name="T46">2</text:span> equip slot</text:p>
                    </text:list-item>
                  </text:list>
                </text:list-item>
              </text:list>
            </text:list-item>
            <text:list-item>
              <text:p text:style-name="P29">Destroyer <text:span text:style-name="T37">(22 slots)</text:span></text:p>
              <text:list>
                <text:list-item>
                  <text:p text:style-name="P41">weapons(main – pwr): (<text:span text:style-name="T46">7</text:span> bonus slots) – undecided what that means other than average</text:p>
                  <text:list>
                    <text:list-item>
                      <text:p text:style-name="P55"><text:span text:style-name="T46">3</text:span> equip slots</text:p>
                    </text:list-item>
                  </text:list>
                </text:list-item>
                <text:list-item>
                  <text:p text:style-name="P41">hull plating(main – def): (<text:span text:style-name="T17">2</text:span> bonus slot<text:span text:style-name="T21">s</text:span>) – undecided what that means other than<text:span text:style-name="T16"> </text:span>low</text:p>
                  <text:list>
                    <text:list-item>
                      <text:p text:style-name="P55">1 equip slot</text:p>
                    </text:list-item>
                  </text:list>
                </text:list-item>
                <text:list-item>
                  <text:p text:style-name="P41">thrusters(main – spd): (<text:span text:style-name="T46">3</text:span> bonus slots) – undecided what that means other than<text:span text:style-name="T16"> average</text:span></text:p>
                  <text:list>
                    <text:list-item>
                      <text:p text:style-name="P55"><text:span text:style-name="T46">1</text:span> equip slots</text:p>
                    </text:list-item>
                  </text:list>
                </text:list-item>
                <text:list-item>
                  <text:p text:style-name="P41">auto defense system(hybrid – pwr, def) – undecided what that means other than <text:span text:style-name="T27">average</text:span> and automatic</text:p>
                  <text:list>
                    <text:list-item>
                      <text:p text:style-name="P55">2 equip slots</text:p>
                    </text:list-item>
                  </text:list>
                </text:list-item>
                <text:list-item>
                  <text:p text:style-name="P41">energy collection(hybrid – def, spd) – undecided what that means other than <text:span text:style-name="T28">average</text:span> and automatic</text:p>
                  <text:list>
                    <text:list-item>
                      <text:p text:style-name="P55"><text:span text:style-name="T46">1</text:span> equip slots</text:p>
                    </text:list-item>
                  </text:list>
                </text:list-item>
                <text:list-item>
                  <text:p text:style-name="P41">auto repair system (hybrid – pwr, spd) – undecided what that means other than <text:span text:style-name="T28">high</text:span> and automatic</text:p>
                  <text:list>
                    <text:list-item>
                      <text:p text:style-name="P55">2 equip slots</text:p>
                    </text:list-item>
                  </text:list>
                </text:list-item>
              </text:list>
            </text:list-item>
          </text:list>
        </text:list-item>
      </text:list>
      <text:p text:style-name="P67"/>
      <text:p text:style-name="P85">Race Information (continued)</text:p>
      <text:p text:style-name="P67"/>
      <text:list xml:id="list203329661002522" text:continue-numbering="true" text:style-name="L4">
        <text:list-item>
          <text:p text:style-name="P28">Small Ships</text:p>
          <text:list>
            <text:list-item>
              <text:p text:style-name="P28">Heavy Fighter <text:span text:style-name="T37">(18 slots)</text:span></text:p>
              <text:list>
                <text:list-item>
                  <text:p text:style-name="P41">weapons(main – pwr): (<text:span text:style-name="T46">4</text:span> bonus slots) – undecided what that means other than<text:span text:style-name="T17"> super high</text:span></text:p>
                  <text:list>
                    <text:list-item>
                      <text:p text:style-name="P55">2 equip slots</text:p>
                    </text:list-item>
                  </text:list>
                </text:list-item>
                <text:list-item>
                  <text:p text:style-name="P41">hull plating(main – def): (<text:span text:style-name="T46">4</text:span> bonus slot<text:span text:style-name="T21">s</text:span>) – undecided what that means other than <text:span text:style-name="T19">average</text:span></text:p>
                  <text:list>
                    <text:list-item>
                      <text:p text:style-name="P55"><text:span text:style-name="T46">2</text:span> equip slots</text:p>
                    </text:list-item>
                  </text:list>
                </text:list-item>
                <text:list-item>
                  <text:p text:style-name="P41">thrusters(main – spd): (<text:span text:style-name="T17">1</text:span> bonus slots) – undecided what that means other than <text:span text:style-name="T17">super low</text:span></text:p>
                  <text:list>
                    <text:list-item>
                      <text:p text:style-name="P55">1 equip slots</text:p>
                    </text:list-item>
                  </text:list>
                </text:list-item>
                <text:list-item>
                  <text:p text:style-name="P41">auto defense system(hybrid – pwr, def) – undecided what that means other than <text:span text:style-name="T17">high</text:span> and automatic</text:p>
                  <text:list>
                    <text:list-item>
                      <text:p text:style-name="P55">2 equip slots</text:p>
                    </text:list-item>
                  </text:list>
                </text:list-item>
                <text:list-item>
                  <text:p text:style-name="P41">energy collection(hybrid – def, spd) – undecided what that means other than <text:span text:style-name="T16">low</text:span> and automatic</text:p>
                  <text:list>
                    <text:list-item>
                      <text:p text:style-name="P55">1 equip slot</text:p>
                    </text:list-item>
                  </text:list>
                </text:list-item>
                <text:list-item>
                  <text:p text:style-name="P41">auto repair system (hybrid – pwr, spd) – undecided what that means other than <text:span text:style-name="T17">average</text:span> and automatic</text:p>
                  <text:list>
                    <text:list-item>
                      <text:p text:style-name="P55">1 equip slots</text:p>
                    </text:list-item>
                  </text:list>
                </text:list-item>
              </text:list>
            </text:list-item>
            <text:list-item>
              <text:p text:style-name="P28">Courier <text:span text:style-name="T50">(experimental: each main +1 equip and +1 auto defense system) (19 slots)</text:span></text:p>
              <text:list>
                <text:list-item>
                  <text:p text:style-name="P42">weapons(main – pwr): (<text:span text:style-name="T17">3</text:span> bonus slots) – undecided what that means other than <text:span text:style-name="T21">average</text:span></text:p>
                  <text:list>
                    <text:list-item>
                      <text:p text:style-name="P55">1 equip slot</text:p>
                    </text:list-item>
                  </text:list>
                </text:list-item>
                <text:list-item>
                  <text:p text:style-name="P42">hull plating(main – def): (<text:span text:style-name="T46">3</text:span> bonus slot<text:span text:style-name="T21">s</text:span>) – undecided what that means other than <text:span text:style-name="T21">high</text:span></text:p>
                  <text:list>
                    <text:list-item>
                      <text:p text:style-name="P55"><text:span text:style-name="T46">1</text:span> equip slots</text:p>
                    </text:list-item>
                  </text:list>
                </text:list-item>
                <text:list-item>
                  <text:p text:style-name="P42">thrusters(main – spd): (<text:span text:style-name="T46">3</text:span> bonus slots) – undecided what that means other than <text:span text:style-name="T21">low</text:span></text:p>
                  <text:list>
                    <text:list-item>
                      <text:p text:style-name="P55">1 equip slot</text:p>
                    </text:list-item>
                  </text:list>
                </text:list-item>
                <text:list-item>
                  <text:p text:style-name="P42">auto defense system(hybrid – pwr, def) – undecided what that means other than <text:span text:style-name="T16">average</text:span> and automatic</text:p>
                  <text:list>
                    <text:list-item>
                      <text:p text:style-name="P55"><text:span text:style-name="T46">1</text:span> equip slots</text:p>
                    </text:list-item>
                  </text:list>
                </text:list-item>
                <text:list-item>
                  <text:p text:style-name="P42">energy collection(hybrid – def, spd) – undecided what that means other than <text:span text:style-name="T19">average</text:span> and automatic</text:p>
                  <text:list>
                    <text:list-item>
                      <text:p text:style-name="P55">1 equip slot</text:p>
                    </text:list-item>
                  </text:list>
                </text:list-item>
                <text:list-item>
                  <text:p text:style-name="P42">auto repair system (hybrid – pwr, spd) – undecided what that means other than <text:span text:style-name="T28">average</text:span> and automatic</text:p>
                  <text:list>
                    <text:list-item>
                      <text:p text:style-name="P55">1 equip slot</text:p>
                    </text:list-item>
                  </text:list>
                </text:list-item>
              </text:list>
            </text:list-item>
          </text:list>
        </text:list-item>
      </text:list>
      <text:p text:style-name="P83">Race Information (continued)</text:p>
      <text:p text:style-name="P65"/>
      <text:list xml:id="list203329293881810" text:continue-numbering="true" text:style-name="L4">
        <text:list-item>
          <text:list>
            <text:list-item>
              <text:p text:style-name="P30">Fighter <text:span text:style-name="T37">(18 slots)</text:span></text:p>
              <text:list>
                <text:list-item>
                  <text:p text:style-name="P42">weapons(main – pwr): (<text:span text:style-name="T46">5</text:span> bonus slots) – undecided what that means other than <text:span text:style-name="T21">high</text:span></text:p>
                  <text:list>
                    <text:list-item>
                      <text:p text:style-name="P55">2 equip slots</text:p>
                    </text:list-item>
                  </text:list>
                </text:list-item>
                <text:list-item>
                  <text:p text:style-name="P42">hull plating(main – def): (<text:span text:style-name="T17">2</text:span> bonus slot<text:span text:style-name="T21">s</text:span>) – undecided what that means other than<text:span text:style-name="T16"> </text:span>low</text:p>
                  <text:list>
                    <text:list-item>
                      <text:p text:style-name="P55">1 equip slot</text:p>
                    </text:list-item>
                  </text:list>
                </text:list-item>
                <text:list-item>
                  <text:p text:style-name="P42">thrusters(main – spd): (<text:span text:style-name="T46">2</text:span> bonus slots) – undecided what that means other than<text:span text:style-name="T16"> average</text:span></text:p>
                  <text:list>
                    <text:list-item>
                      <text:p text:style-name="P55">1 equip slot</text:p>
                    </text:list-item>
                  </text:list>
                </text:list-item>
                <text:list-item>
                  <text:p text:style-name="P42">auto defense system(hybrid – pwr, def) – undecided what that means other than <text:span text:style-name="T28">average</text:span> and automatic</text:p>
                  <text:list>
                    <text:list-item>
                      <text:p text:style-name="P55"><text:span text:style-name="T47">2</text:span> equip slot</text:p>
                    </text:list-item>
                  </text:list>
                </text:list-item>
                <text:list-item>
                  <text:p text:style-name="P42">energy collection(hybrid – def, spd) – undecided what that means other than <text:span text:style-name="T28">average</text:span> and automatic</text:p>
                  <text:list>
                    <text:list-item>
                      <text:p text:style-name="P55">1 equip slot</text:p>
                    </text:list-item>
                  </text:list>
                </text:list-item>
                <text:list-item>
                  <text:p text:style-name="P42">auto repair system (hybrid – pwr, spd) – undecided what that means other than <text:span text:style-name="T19">average</text:span> and automatic</text:p>
                  <text:list>
                    <text:list-item>
                      <text:p text:style-name="P68"><text:span text:style-name="T6">2 equip slots</text:span></text:p>
                    </text:list-item>
                  </text:list>
                </text:list-item>
              </text:list>
            </text:list-item>
          </text:list>
        </text:list-item>
      </text:list>
      <text:p text:style-name="P2"><text:span text:style-name="T8"/></text:p>
      <text:p text:style-name="P2"><text:span text:style-name="T8"/></text:p>
      <text:p text:style-name="P2"><text:span text:style-name="T8">Race: </text:span>﻿Urthrax</text:p>
      <text:p text:style-name="P2"><text:span text:style-name="T9">Main attribute/</text:span><text:span text:style-name="T10">weakness</text:span><text:span text:style-name="T8">:</text:span> Defense/<text:span text:style-name="T51">Power</text:span> <text:span text:style-name="T12">(see Appendix A)</text:span></text:p>
      <text:p text:style-name="P2"><text:span text:style-name="T8">Color:</text:span> Green</text:p>
      <text:p text:style-name="P7">Race Ship-Satellite (Option): Satellite Shield Generator</text:p>
      <text:p text:style-name="P2"><text:span text:style-name="T8">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28">o</text:span>ng hulls.</text:p>
      <text:p text:style-name="P2"/>
      <text:p text:style-name="P7">Ship Types:</text:p>
      <text:list xml:id="list7559513478134548150" text:style-name="L5">
        <text:list-item>
          <text:p text:style-name="P32">Big Ships</text:p>
        </text:list-item>
      </text:list>
      <text:p text:style-name="P83">Race Information (continued)</text:p>
      <text:p text:style-name="P65"/>
      <text:list xml:id="list203328874199663" text:continue-numbering="true" text:style-name="L5">
        <text:list-item>
          <text:list>
            <text:list-item>
              <text:p text:style-name="P32">Dreadnaught <text:span text:style-name="T37">(27 slots)</text:span></text:p>
              <text:list>
                <text:list-item>
                  <text:p text:style-name="P43">weapons(main – pwr): (<text:span text:style-name="T47">4</text:span> bonus slots) – undecided what that means other than<text:span text:style-name="T17"> high</text:span></text:p>
                  <text:list>
                    <text:list-item>
                      <text:p text:style-name="P56"><text:span text:style-name="T47">2</text:span> equip slots</text:p>
                    </text:list-item>
                  </text:list>
                </text:list-item>
                <text:list-item>
                  <text:p text:style-name="P43">hull plating(main – def): (<text:span text:style-name="T47">9</text:span> bonus slot<text:span text:style-name="T21">s</text:span>) – undecided what that means other than <text:span text:style-name="T19">average</text:span></text:p>
                  <text:list>
                    <text:list-item>
                      <text:p text:style-name="P56"><text:span text:style-name="T47">3</text:span> equip slots</text:p>
                    </text:list-item>
                  </text:list>
                </text:list-item>
                <text:list-item>
                  <text:p text:style-name="P43">thrusters(main – spd): (<text:span text:style-name="T21">2</text:span> bonus slots) – undecided what that means other than<text:span text:style-name="T17"> low</text:span></text:p>
                  <text:list>
                    <text:list-item>
                      <text:p text:style-name="P56">1 equip slot</text:p>
                    </text:list-item>
                  </text:list>
                </text:list-item>
                <text:list-item>
                  <text:p text:style-name="P43">auto defense system(hybrid – pwr, def) – undecided what that means other than <text:span text:style-name="T28">average</text:span> and automatic</text:p>
                  <text:list>
                    <text:list-item>
                      <text:p text:style-name="P56">3 equip slots</text:p>
                    </text:list-item>
                  </text:list>
                </text:list-item>
                <text:list-item>
                  <text:p text:style-name="P43">energy collection(hybrid – def, spd) – undecided what that means other than <text:span text:style-name="T16">low</text:span> and automatic</text:p>
                  <text:list>
                    <text:list-item>
                      <text:p text:style-name="P56">2 equip slots</text:p>
                    </text:list-item>
                  </text:list>
                </text:list-item>
                <text:list-item>
                  <text:p text:style-name="P43">auto repair system (hybrid – pwr, spd) – undecided what that means other than <text:span text:style-name="T17">average</text:span> and automatic</text:p>
                  <text:list>
                    <text:list-item>
                      <text:p text:style-name="P56"><text:span text:style-name="T47">1</text:span> equip slots</text:p>
                    </text:list-item>
                  </text:list>
                </text:list-item>
              </text:list>
            </text:list-item>
            <text:list-item>
              <text:p text:style-name="P33">Carrier <text:span text:style-name="T37">(28 slots)</text:span></text:p>
              <text:list>
                <text:list-item>
                  <text:p text:style-name="P43">weapons(main – pwr): (<text:span text:style-name="T21">1</text:span> bonus slots) – undecided what that means other than <text:span text:style-name="T21">super low</text:span></text:p>
                  <text:list>
                    <text:list-item>
                      <text:p text:style-name="P56">1 equip slot</text:p>
                    </text:list-item>
                  </text:list>
                </text:list-item>
                <text:list-item>
                  <text:p text:style-name="P43">hull plating(main – def): (<text:span text:style-name="T47">6</text:span> bonus slot<text:span text:style-name="T21">s</text:span>) – undecided what that means other than <text:span text:style-name="T21">super high</text:span></text:p>
                  <text:list>
                    <text:list-item>
                      <text:p text:style-name="P56"><text:span text:style-name="T47">2</text:span> equip slots</text:p>
                    </text:list-item>
                  </text:list>
                </text:list-item>
                <text:list-item>
                  <text:p text:style-name="P43">thrusters(main – spd): (<text:span text:style-name="T47">8</text:span> bonus slots) – undecided what that means other than <text:span text:style-name="T22">average</text:span></text:p>
                  <text:list>
                    <text:list-item>
                      <text:p text:style-name="P56"><text:span text:style-name="T47">3</text:span> equip slots</text:p>
                    </text:list-item>
                  </text:list>
                </text:list-item>
                <text:list-item>
                  <text:p text:style-name="P43">auto defense system(hybrid – pwr, def) – undecided what that means other than <text:span text:style-name="T16">average</text:span> and automatic</text:p>
                  <text:list>
                    <text:list-item>
                      <text:p text:style-name="P56">2 equip slots</text:p>
                    </text:list-item>
                  </text:list>
                </text:list-item>
                <text:list-item>
                  <text:p text:style-name="P43">energy collection(hybrid – def, spd) – undecided what that means other than <text:span text:style-name="T28">high</text:span> and automatic</text:p>
                  <text:list>
                    <text:list-item>
                      <text:p text:style-name="P56">3 equip slots</text:p>
                    </text:list-item>
                  </text:list>
                </text:list-item>
                <text:list-item>
                  <text:p text:style-name="P43">auto repair system (hybrid – pwr, spd) – undecided what that means other than <text:span text:style-name="T17">low</text:span> and automatic</text:p>
                  <text:list>
                    <text:list-item>
                      <text:p text:style-name="P56"><text:span text:style-name="T47">2</text:span> equip slot</text:p>
                    </text:list-item>
                  </text:list>
                </text:list-item>
              </text:list>
            </text:list-item>
          </text:list>
        </text:list-item>
      </text:list>
      <text:p text:style-name="P83">Race Information (continued)</text:p>
      <text:p text:style-name="P65"/>
      <text:list xml:id="list203329359352256" text:continue-numbering="true" text:style-name="L5">
        <text:list-item>
          <text:list>
            <text:list-item>
              <text:p text:style-name="P32">Battle Cruiser <text:span text:style-name="T42">(27 slots)</text:span></text:p>
              <text:list>
                <text:list-item>
                  <text:p text:style-name="P44">weapons(main – pwr): (<text:span text:style-name="T47">7</text:span> bonus slots) – undecided what that means other than <text:span text:style-name="T22">average</text:span></text:p>
                  <text:list>
                    <text:list-item>
                      <text:p text:style-name="P56"><text:span text:style-name="T47">3</text:span> equip slots</text:p>
                    </text:list-item>
                  </text:list>
                </text:list-item>
                <text:list-item>
                  <text:p text:style-name="P44">hull plating(main – def): (<text:span text:style-name="T22">3</text:span> bonus slot<text:span text:style-name="T21">s</text:span>) – undecided what that means other than<text:span text:style-name="T16"> </text:span>low</text:p>
                  <text:list>
                    <text:list-item>
                      <text:p text:style-name="P56">1 equip slot</text:p>
                    </text:list-item>
                  </text:list>
                </text:list-item>
                <text:list-item>
                  <text:p text:style-name="P44">thrusters(main – spd): (<text:span text:style-name="T47">5</text:span> bonus slots) – undecided what that means other than<text:span text:style-name="T16"> high</text:span></text:p>
                  <text:list>
                    <text:list-item>
                      <text:p text:style-name="P56"><text:span text:style-name="T47">2</text:span> equip slots</text:p>
                    </text:list-item>
                  </text:list>
                </text:list-item>
                <text:list-item>
                  <text:p text:style-name="P44">auto defense system(hybrid – pwr, def) – undecided what that means other than low and automatic</text:p>
                  <text:list>
                    <text:list-item>
                      <text:p text:style-name="P56">2 equip slots</text:p>
                    </text:list-item>
                  </text:list>
                </text:list-item>
                <text:list-item>
                  <text:p text:style-name="P44">energy collection(hybrid – def, spd) – undecided what that means other than <text:span text:style-name="T28">average</text:span> and automatic</text:p>
                  <text:list>
                    <text:list-item>
                      <text:p text:style-name="P56">2 equip slots</text:p>
                    </text:list-item>
                  </text:list>
                </text:list-item>
                <text:list-item>
                  <text:p text:style-name="P44">auto repair system (hybrid – pwr, spd) – undecided what that means other than <text:span text:style-name="T28">high</text:span> and automatic</text:p>
                  <text:list>
                    <text:list-item>
                      <text:p text:style-name="P35"><text:span text:style-name="T34">2 equip slots</text:span></text:p>
                    </text:list-item>
                  </text:list>
                </text:list-item>
              </text:list>
            </text:list-item>
          </text:list>
        </text:list-item>
        <text:list-item>
          <text:p text:style-name="P32">Mid-size Ships</text:p>
          <text:list>
            <text:list-item>
              <text:p text:style-name="P34">Battleship <text:span text:style-name="T42">(22 slots)</text:span></text:p>
              <text:list>
                <text:list-item>
                  <text:p text:style-name="P44">weapons(main – pwr): (<text:span text:style-name="T47">3</text:span> bonus slots) – undecided what that means other than<text:span text:style-name="T17"> average</text:span></text:p>
                  <text:list>
                    <text:list-item>
                      <text:p text:style-name="P56"><text:span text:style-name="T47">1</text:span> equip slots</text:p>
                    </text:list-item>
                  </text:list>
                </text:list-item>
                <text:list-item>
                  <text:p text:style-name="P44">hull plating(main – def): (<text:span text:style-name="T47">7</text:span> bonus slot<text:span text:style-name="T21">s</text:span>) – undecided what that means other than <text:span text:style-name="T19">average</text:span></text:p>
                  <text:list>
                    <text:list-item>
                      <text:p text:style-name="P56"><text:span text:style-name="T47">3</text:span> equip slots</text:p>
                    </text:list-item>
                  </text:list>
                </text:list-item>
                <text:list-item>
                  <text:p text:style-name="P44">thrusters(main – spd): (<text:span text:style-name="T21">2</text:span> bonus slots) – undecided what that means other than<text:span text:style-name="T17"> low</text:span></text:p>
                  <text:list>
                    <text:list-item>
                      <text:p text:style-name="P56">1 equip slot</text:p>
                    </text:list-item>
                  </text:list>
                </text:list-item>
                <text:list-item>
                  <text:p text:style-name="P44">auto defense system(hybrid – pwr, def) – undecided what that means other than <text:span text:style-name="T17">high</text:span> and automatic</text:p>
                  <text:list>
                    <text:list-item>
                      <text:p text:style-name="P56">2 equip slots</text:p>
                    </text:list-item>
                  </text:list>
                </text:list-item>
                <text:list-item>
                  <text:p text:style-name="P44">energy collection(hybrid – def, spd) – undecided what that means other than <text:span text:style-name="T29">average</text:span> and automatic</text:p>
                  <text:list>
                    <text:list-item>
                      <text:p text:style-name="P56">2 equip slots</text:p>
                    </text:list-item>
                  </text:list>
                </text:list-item>
                <text:list-item>
                  <text:p text:style-name="P44">auto repair system (hybrid – pwr, spd) – undecided what that means other than <text:span text:style-name="T17">average</text:span> and automatic</text:p>
                  <text:list>
                    <text:list-item>
                      <text:p text:style-name="P56"><text:span text:style-name="T47">1</text:span> equip slots</text:p>
                    </text:list-item>
                  </text:list>
                </text:list-item>
              </text:list>
            </text:list-item>
          </text:list>
        </text:list-item>
      </text:list>
      <text:p text:style-name="P83">Race Information (continued)</text:p>
      <text:p text:style-name="P65"/>
      <text:list xml:id="list203330510012758" text:continue-numbering="true" text:style-name="L5">
        <text:list-item>
          <text:list>
            <text:list-item>
              <text:p text:style-name="P32">Support Frigate <text:span text:style-name="T42">(22 slots)</text:span></text:p>
              <text:list>
                <text:list-item>
                  <text:p text:style-name="P44">weapons(main – pwr): (<text:span text:style-name="T21">1</text:span> bonus slots) – undecided what that means other than <text:span text:style-name="T21">super low</text:span></text:p>
                  <text:list>
                    <text:list-item>
                      <text:p text:style-name="P56">1 equip slot</text:p>
                    </text:list-item>
                  </text:list>
                </text:list-item>
                <text:list-item>
                  <text:p text:style-name="P44">hull plating(main – def): (<text:span text:style-name="T47">5</text:span> bonus slot<text:span text:style-name="T21">s</text:span>) – undecided what that means other than <text:span text:style-name="T21">super high</text:span></text:p>
                  <text:list>
                    <text:list-item>
                      <text:p text:style-name="P56"><text:span text:style-name="T47">2</text:span> equip slots</text:p>
                    </text:list-item>
                  </text:list>
                </text:list-item>
                <text:list-item>
                  <text:p text:style-name="P44">thrusters(main – spd): (<text:span text:style-name="T47">6</text:span> bonus slots) – undecided what that means other than <text:span text:style-name="T22">average</text:span></text:p>
                  <text:list>
                    <text:list-item>
                      <text:p text:style-name="P57">2 equip slots</text:p>
                    </text:list-item>
                  </text:list>
                </text:list-item>
                <text:list-item>
                  <text:p text:style-name="P44">auto defense system(hybrid – pwr, def) – undecided what that means other than <text:span text:style-name="T16">average</text:span> and automatic</text:p>
                  <text:list>
                    <text:list-item>
                      <text:p text:style-name="P57"><text:span text:style-name="T47">1</text:span> equip slots</text:p>
                    </text:list-item>
                  </text:list>
                </text:list-item>
                <text:list-item>
                  <text:p text:style-name="P44">energy collection(hybrid – def, spd) – undecided what that means other than <text:span text:style-name="T29">high</text:span> and automatic</text:p>
                  <text:list>
                    <text:list-item>
                      <text:p text:style-name="P57">2 equip slots</text:p>
                    </text:list-item>
                  </text:list>
                </text:list-item>
                <text:list-item>
                  <text:p text:style-name="P44">auto repair system (hybrid – pwr, spd) – undecided what that means other than <text:span text:style-name="T17">low</text:span> and automatic</text:p>
                  <text:list>
                    <text:list-item>
                      <text:p text:style-name="P57"><text:span text:style-name="T47">2</text:span> equip slot</text:p>
                    </text:list-item>
                  </text:list>
                </text:list-item>
              </text:list>
            </text:list-item>
            <text:list-item>
              <text:p text:style-name="P32">Cruiser <text:span text:style-name="T42">(21 slots)</text:span></text:p>
              <text:list>
                <text:list-item>
                  <text:p text:style-name="P44">weapons(main – pwr): (<text:span text:style-name="T47">5</text:span> bonus slots) – undecided what that means other than <text:span text:style-name="T22">average</text:span></text:p>
                  <text:list>
                    <text:list-item>
                      <text:p text:style-name="P57"><text:span text:style-name="T47">2</text:span> equip slot</text:p>
                    </text:list-item>
                  </text:list>
                </text:list-item>
                <text:list-item>
                  <text:p text:style-name="P44">hull plating(main – def): (<text:span text:style-name="T22">3</text:span> bonus slot<text:span text:style-name="T21">s</text:span>) – undecided what that means other than<text:span text:style-name="T16"> average</text:span></text:p>
                  <text:list>
                    <text:list-item>
                      <text:p text:style-name="P57">1 equip slot</text:p>
                    </text:list-item>
                  </text:list>
                </text:list-item>
                <text:list-item>
                  <text:p text:style-name="P44">thrusters(main – spd): (<text:span text:style-name="T47">4</text:span> bonus slots) – undecided what that means other than<text:span text:style-name="T16"> high</text:span></text:p>
                  <text:list>
                    <text:list-item>
                      <text:p text:style-name="P57">2 equip slots</text:p>
                    </text:list-item>
                  </text:list>
                </text:list-item>
                <text:list-item>
                  <text:p text:style-name="P44">auto defense system(hybrid – pwr, def) – undecided what that means other than low and automatic</text:p>
                  <text:list>
                    <text:list-item>
                      <text:p text:style-name="P57"><text:span text:style-name="T47">2</text:span> equip slot</text:p>
                    </text:list-item>
                  </text:list>
                </text:list-item>
                <text:list-item>
                  <text:p text:style-name="P44">energy collection(hybrid – def, spd) – undecided what that means other than <text:span text:style-name="T29">average</text:span> and automatic</text:p>
                  <text:list>
                    <text:list-item>
                      <text:p text:style-name="P57">2 equip slots</text:p>
                    </text:list-item>
                  </text:list>
                </text:list-item>
                <text:list-item>
                  <text:p text:style-name="P44">auto repair system (hybrid – pwr, spd) – undecided what that means other than <text:span text:style-name="T19">average</text:span> and automatic</text:p>
                  <text:list>
                    <text:list-item>
                      <text:p text:style-name="P57">2 equip slots</text:p>
                    </text:list-item>
                  </text:list>
                </text:list-item>
              </text:list>
            </text:list-item>
          </text:list>
        </text:list-item>
      </text:list>
      <text:p text:style-name="P61"/>
      <text:p text:style-name="P79">Race Information (continued)</text:p>
      <text:p text:style-name="P61"/>
      <text:list xml:id="list203328852221216" text:continue-numbering="true" text:style-name="L5">
        <text:list-item>
          <text:p text:style-name="P32">Small Ships <text:span text:style-name="T42">(18 slots)</text:span></text:p>
          <text:list>
            <text:list-item>
              <text:p text:style-name="P32">Heavy Fighter</text:p>
              <text:list>
                <text:list-item>
                  <text:p text:style-name="P44">weapons(main – pwr): (<text:span text:style-name="T48">2 </text:span>bonus slots) – undecided what that means other than<text:span text:style-name="T17"> average</text:span></text:p>
                  <text:list>
                    <text:list-item>
                      <text:p text:style-name="P57">1 equip slot</text:p>
                    </text:list-item>
                  </text:list>
                </text:list-item>
                <text:list-item>
                  <text:p text:style-name="P44">hull plating(main – def): (<text:span text:style-name="T48">5</text:span> bonus slot<text:span text:style-name="T21">s</text:span>) – undecided what that means other than <text:span text:style-name="T23">high</text:span></text:p>
                  <text:list>
                    <text:list-item>
                      <text:p text:style-name="P57">2 equip slots</text:p>
                    </text:list-item>
                  </text:list>
                </text:list-item>
                <text:list-item>
                  <text:p text:style-name="P44">thrusters(main – spd): (<text:span text:style-name="T21">2</text:span> bonus slots) – undecided what that means other than<text:span text:style-name="T17"> low</text:span></text:p>
                  <text:list>
                    <text:list-item>
                      <text:p text:style-name="P57">1 equip slot</text:p>
                    </text:list-item>
                  </text:list>
                </text:list-item>
                <text:list-item>
                  <text:p text:style-name="P44">auto defense system(hybrid – pwr, def) – undecided what that means other than <text:span text:style-name="T30">average</text:span> and automatic</text:p>
                  <text:list>
                    <text:list-item>
                      <text:p text:style-name="P57"><text:span text:style-name="T48">2</text:span> equip slots</text:p>
                    </text:list-item>
                  </text:list>
                </text:list-item>
                <text:list-item>
                  <text:p text:style-name="P44">energy collection(hybrid – def, spd) – undecided what that means other than <text:span text:style-name="T30">average</text:span> and automatic</text:p>
                  <text:list>
                    <text:list-item>
                      <text:p text:style-name="P57">2 equip slots</text:p>
                    </text:list-item>
                  </text:list>
                </text:list-item>
                <text:list-item>
                  <text:p text:style-name="P44">auto repair system (hybrid – pwr, spd) – undecided what that means other than <text:span text:style-name="T17">average</text:span> and automatic</text:p>
                  <text:list>
                    <text:list-item>
                      <text:p text:style-name="P44"><text:s/><text:span text:style-name="T35">1 equip slot</text:span></text:p>
                    </text:list-item>
                  </text:list>
                </text:list-item>
              </text:list>
            </text:list-item>
            <text:list-item>
              <text:p text:style-name="P32">Transport <text:span text:style-name="T42">(17 slots)</text:span></text:p>
              <text:list>
                <text:list-item>
                  <text:p text:style-name="P45">weapons(main – pwr): (<text:span text:style-name="T21">1</text:span> bonus slots) – undecided what that means other than <text:span text:style-name="T21">super low</text:span></text:p>
                  <text:list>
                    <text:list-item>
                      <text:p text:style-name="P57">1 equip slot</text:p>
                    </text:list-item>
                  </text:list>
                </text:list-item>
                <text:list-item>
                  <text:p text:style-name="P45">hull plating(main – def): (<text:span text:style-name="T48">4</text:span> bonus slot<text:span text:style-name="T21">s</text:span>) – undecided what that means other than <text:span text:style-name="T21">super high</text:span></text:p>
                  <text:list>
                    <text:list-item>
                      <text:p text:style-name="P57">2 equip slots</text:p>
                    </text:list-item>
                  </text:list>
                </text:list-item>
                <text:list-item>
                  <text:p text:style-name="P45">thrusters(main – spd): (<text:span text:style-name="T48">4</text:span> bonus slots) – undecided what that means other than <text:span text:style-name="T22">average</text:span></text:p>
                  <text:list>
                    <text:list-item>
                      <text:p text:style-name="P57"><text:span text:style-name="T48">2</text:span> equip slot</text:p>
                    </text:list-item>
                  </text:list>
                </text:list-item>
                <text:list-item>
                  <text:p text:style-name="P45">auto defense system(hybrid – pwr, def) – undecided what that means other than <text:span text:style-name="T16">average</text:span> and automatic</text:p>
                  <text:list>
                    <text:list-item>
                      <text:p text:style-name="P57">1 equip slot</text:p>
                    </text:list-item>
                  </text:list>
                </text:list-item>
                <text:list-item>
                  <text:p text:style-name="P45">energy collection(hybrid – def, spd) – undecided what that means other than <text:span text:style-name="T30">high</text:span> and automatic</text:p>
                  <text:list>
                    <text:list-item>
                      <text:p text:style-name="P57">2 equip slots</text:p>
                    </text:list-item>
                  </text:list>
                </text:list-item>
                <text:list-item>
                  <text:p text:style-name="P45">auto repair system (hybrid – pwr, spd) – undecided what that means other than <text:span text:style-name="T17">low</text:span> and automatic</text:p>
                  <text:list>
                    <text:list-item>
                      <text:p text:style-name="P57">1 equip slot</text:p>
                    </text:list-item>
                  </text:list>
                </text:list-item>
              </text:list>
            </text:list-item>
          </text:list>
        </text:list-item>
      </text:list>
      <text:p text:style-name="P84">Race Information (continued)</text:p>
      <text:p text:style-name="P66"/>
      <text:list xml:id="list203329318763430" text:continue-numbering="true" text:style-name="L5">
        <text:list-item>
          <text:list>
            <text:list-item>
              <text:p text:style-name="P34">Fighter <text:span text:style-name="T49">(experimental: each main +1 equip and + 1 energy collection)</text:span> <text:span text:style-name="T42">(19 slots)</text:span></text:p>
              <text:list>
                <text:list-item>
                  <text:p text:style-name="P46">weapons(main – pwr): (<text:span text:style-name="T48">3</text:span> bonus slots) – undecided what that means other than <text:span text:style-name="T24">low</text:span></text:p>
                  <text:list>
                    <text:list-item>
                      <text:p text:style-name="P57"><text:span text:style-name="T50">2</text:span> equip slot</text:p>
                    </text:list-item>
                  </text:list>
                </text:list-item>
                <text:list-item>
                  <text:p text:style-name="P46">hull plating(main – def): (<text:span text:style-name="T22">3</text:span> bonus slot<text:span text:style-name="T21">s</text:span>) – undecided what that means other than<text:span text:style-name="T16"> average</text:span></text:p>
                  <text:list>
                    <text:list-item>
                      <text:p text:style-name="P57"><text:span text:style-name="T50">2</text:span> equip slot</text:p>
                    </text:list-item>
                  </text:list>
                </text:list-item>
                <text:list-item>
                  <text:p text:style-name="P46">thrusters(main – spd): (<text:span text:style-name="T48">3</text:span> bonus slots) – undecided what that means other than<text:span text:style-name="T16"> high</text:span></text:p>
                  <text:list>
                    <text:list-item>
                      <text:p text:style-name="P57"><text:span text:style-name="T50">2</text:span> equip slots</text:p>
                    </text:list-item>
                  </text:list>
                </text:list-item>
                <text:list-item>
                  <text:p text:style-name="P46">auto defense system(hybrid – pwr, def) – undecided what that means other than <text:span text:style-name="T30">average</text:span> and automatic</text:p>
                  <text:list>
                    <text:list-item>
                      <text:p text:style-name="P57">1 equip slot</text:p>
                    </text:list-item>
                  </text:list>
                </text:list-item>
                <text:list-item>
                  <text:p text:style-name="P46">energy collection(hybrid – def, spd) – undecided what that means other than <text:span text:style-name="T30">average</text:span> and automatic</text:p>
                  <text:list>
                    <text:list-item>
                      <text:p text:style-name="P57"><text:span text:style-name="T50">2</text:span> equip slots</text:p>
                    </text:list-item>
                  </text:list>
                </text:list-item>
                <text:list-item>
                  <text:p text:style-name="P46">auto repair system (hybrid – pwr, spd) – undecided what that means other than <text:span text:style-name="T19">average</text:span> and automatic</text:p>
                  <text:list>
                    <text:list-item>
                      <text:p text:style-name="P57">1 equip slot</text:p>
                    </text:list-item>
                  </text:list>
                </text:list-item>
              </text:list>
            </text:list-item>
          </text:list>
        </text:list-item>
      </text:list>
      <text:p text:style-name="P2"/>
      <text:p text:style-name="P4">About Race Satellites</text:p>
      <text:p text:style-name="P4"/>
      <text:p text:style-name="P4"/>
      <text:p text:style-name="P1"/>
      <text:p text:style-name="P2"/>
      <text:p text:style-name="P2"/>
      <text:p text:style-name="P4">Pickups</text:p>
      <text:p text:style-name="P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2"/>
      <text:list xml:id="list1685705998635878916" text:style-name="L6">
        <text:list-item>
          <text:p text:style-name="P59">Consumables:</text:p>
          <text:list>
            <text:list-item>
              <text:p text:style-name="P36">Energy</text:p>
              <text:list>
                <text:list-item>
                  <text:p text:style-name="P36">quick refill x or % (immediate and holdable)</text:p>
                </text:list-item>
                <text:list-item>
                  <text:p text:style-name="P36">regeneration (immediate and holdable), <text:s/>timed</text:p>
                </text:list-item>
                <text:list-item>
                  <text:p text:style-name="P36">undecided</text:p>
                </text:list-item>
              </text:list>
            </text:list-item>
            <text:list-item>
              <text:p text:style-name="P36">health</text:p>
              <text:list>
                <text:list-item>
                  <text:p text:style-name="P36">quick refill x or % (immediate and holdable)</text:p>
                  <text:list>
                    <text:list-item>
                      <text:p text:style-name="P36">still deciding and working on graphics</text:p>
                    </text:list-item>
                  </text:list>
                </text:list-item>
                <text:list-item>
                  <text:p text:style-name="P36">regeneration (immediate and holdable), <text:s/>timed</text:p>
                  <text:list>
                    <text:list-item>
                      <text:p text:style-name="P36">still deciding and working on graphics</text:p>
                    </text:list-item>
                  </text:list>
                </text:list-item>
                <text:list-item>
                  <text:p text:style-name="P36">undecided</text:p>
                </text:list-item>
              </text:list>
            </text:list-item>
            <text:list-item>
              <text:p text:style-name="P36">Offensive Power</text:p>
              <text:list>
                <text:list-item>
                  <text:p text:style-name="P36"><text:span text:style-name="T13">hit power bonus:</text:span>+<text:span text:style-name="T13">x <text:s/>or </text:span>% (timed, maybe stackable)</text:p>
                  <text:list>
                    <text:list-item>
                      <text:p text:style-name="P36">still deciding and working on graphics</text:p>
                    </text:list-item>
                  </text:list>
                </text:list-item>
                <text:list-item>
                  <text:p text:style-name="P37"><text:span text:style-name="T13">Range bonus: + max range with other range effects adjusted accordingly (timed, not stackable)</text:span> </text:p>
                </text:list-item>
                <text:list-item>
                  <text:p text:style-name="P36">option</text:p>
                  <text:list>
                    <text:list-item>
                      <text:p text:style-name="P36">still deciding and working on graphics</text:p>
                    </text:list-item>
                  </text:list>
                </text:list-item>
              </text:list>
            </text:list-item>
          </text:list>
        </text:list-item>
        <text:list-item>
          <text:p text:style-name="P59">Upgrades: (undecided)</text:p>
        </text:list-item>
        <text:list-item>
          <text:p text:style-name="P59">Equipment: (undecided)</text:p>
        </text:list-item>
      </text:list>
      <text:p text:style-name="P14"/>
      <text:p text:style-name="P14"/>
      <text:p text:style-name="P14"/>
      <text:p text:style-name="P18"/>
      <text:p text:style-name="P15">Appendix A</text:p>
      <text:p text:style-name="P74"/>
      <text:p text:style-name="P75">Stats <text:span text:style-name="T12">and slots</text:span></text:p>
      <text:p text:style-name="P77"><text:span text:style-name="T3">ship-slot-types: </text:span><text:span text:style-name="T4">Thrusters, hull, energy management, main </text:span><text:span text:style-name="T5">offensive</text:span><text:span text:style-name="T4">, secondary </text:span><text:span text:style-name="T5">offensive</text:span><text:span text:style-name="T4">, automatic </text:span><text:span text:style-name="T5">defenses</text:span></text:p>
      <text:p text:style-name="P16">base = 3 (...as in base for each stat = 3, base number of upgrade slots before modification = 3)</text:p>
      <text:p text:style-name="P17">change = (small = 1 <text:span text:style-name="T12">+/-</text:span>), (medium = 2 <text:span text:style-name="T12">+/-</text:span>), (large = 3 <text:span text:style-name="T12">+/-</text:span>)</text:p>
      <text:p text:style-name="P16">race variation = (red = +pwr, -spd), (green = +def, -pwr), (blue = +spd, -def)</text:p>
      <text:p text:style-name="P16">type variation, (per size) = (1 = +<text:span text:style-name="T43">def -spd</text:span>), (2 = +<text:span text:style-name="T43">spd</text:span>, -pwr), (3 = +<text:span text:style-name="T43">pwr</text:span>, -def )</text:p>
      <text:p text:style-name="P14"/>
      <text:p text:style-name="P16">Race <text:s/>stat and slot bases after race modification:</text:p>
      <table:table table:name="Table2" table:style-name="Table2">
        <table:table-column table:style-name="Table2.A"/>
        <table:table-column table:style-name="Table2.B" table:number-columns-repeated="3"/>
        <table:table-column table:style-name="Table2.A" table:number-columns-repeated="8"/>
        <table:table-column table:style-name="Table2.M"/>
        <table:table-row table:style-name="Table2.1">
          <table:table-cell table:style-name="Table2.A1" office:value-type="string">
            <text:p text:style-name="P8"/>
          </table:table-cell>
          <table:table-cell table:style-name="Table2.A1" table:number-columns-spanned="3" office:value-type="string">
            <text:p text:style-name="P8">Change</text:p>
          </table:table-cell>
          <table:covered-table-cell/>
          <table:covered-table-cell/>
          <table:table-cell table:style-name="Table2.A1" table:number-columns-spanned="3" office:value-type="string">
            <text:p text:style-name="P9">Red <text:span text:style-name="T11">(Chentia)</text:span></text:p>
          </table:table-cell>
          <table:covered-table-cell/>
          <table:covered-table-cell/>
          <table:table-cell table:style-name="Table2.A1" table:number-columns-spanned="3" office:value-type="string">
            <text:p text:style-name="P9">Green <text:span text:style-name="T11">(Urthrax)</text:span></text:p>
          </table:table-cell>
          <table:covered-table-cell/>
          <table:covered-table-cell/>
          <table:table-cell table:style-name="Table2.A1" table:number-columns-spanned="3" office:value-type="string">
            <text:p text:style-name="P8">Blue <text:span text:style-name="T11">(Terran)</text:span></text:p>
          </table:table-cell>
          <table:covered-table-cell/>
          <table:covered-table-cell/>
        </table:table-row>
        <table:table-row table:style-name="Table2.1">
          <table:table-cell table:style-name="Table2.A1" office:value-type="string">
            <text:p text:style-name="P8"/>
          </table:table-cell>
          <table:table-cell table:style-name="Table2.A1" office:value-type="string">
            <text:p text:style-name="P8">+</text:p>
          </table:table-cell>
          <table:table-cell table:style-name="Table2.A1" office:value-type="string">
            <text:p text:style-name="P8">=</text:p>
          </table:table-cell>
          <table:table-cell table:style-name="Table2.A1" office:value-type="string">
            <text:p text:style-name="P8">-</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row>
        <table:table-row table:style-name="Table2.1">
          <table:table-cell table:style-name="Table2.A1" office:value-type="string">
            <text:p text:style-name="P8">Small</text:p>
          </table:table-cell>
          <table:table-cell table:style-name="Table2.A1" office:value-type="string">
            <text:p text:style-name="P102">+1</text:p>
          </table:table-cell>
          <table:table-cell table:style-name="Table2.A1" office:value-type="string">
            <text:p text:style-name="P8">0</text:p>
          </table:table-cell>
          <table:table-cell table:style-name="Table2.A1" office:value-type="string">
            <text:p text:style-name="P8">-1</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2</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4</text:p>
          </table:table-cell>
        </table:table-row>
        <table:table-row table:style-name="Table2.1">
          <table:table-cell table:style-name="Table2.A1" office:value-type="string">
            <text:p text:style-name="P8">Med</text:p>
          </table:table-cell>
          <table:table-cell table:style-name="Table2.A1" office:value-type="string">
            <text:p text:style-name="P8">+2</text:p>
          </table:table-cell>
          <table:table-cell table:style-name="Table2.A1" office:value-type="string">
            <text:p text:style-name="P102">+1</text:p>
          </table:table-cell>
          <table:table-cell table:style-name="Table2.A1" office:value-type="string">
            <text:p text:style-name="P8">0</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3</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5</text:p>
          </table:table-cell>
        </table:table-row>
        <table:table-row table:style-name="Table2.1">
          <table:table-cell table:style-name="Table2.A1" office:value-type="string">
            <text:p text:style-name="P8">Large</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99">4</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6</text:p>
          </table:table-cell>
        </table:table-row>
      </table:table>
      <text:p text:style-name="P14"/>
      <text:p text:style-name="P16">Race <text:span text:style-name="T11">upgrade </text:span>slot (and maybe stat) numbers after type modific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E"/>
        <table:table-column table:style-name="Table1.F"/>
        <table:table-column table:style-name="Table1.G"/>
        <table:table-row table:style-name="Table1.1">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table:number-columns-spanned="4" office:value-type="string">
            <text:p text:style-name="P9">Red <text:span text:style-name="T11">(Chentia)(pwr)</text:span></text:p>
          </table:table-cell>
          <table:covered-table-cell/>
          <table:covered-table-cell/>
          <table:covered-table-cell/>
          <table:table-cell table:style-name="Table1.A1" table:number-columns-spanned="4" office:value-type="string">
            <text:p text:style-name="P9">Green <text:span text:style-name="T11">(Urthrax)(def)</text:span></text:p>
          </table:table-cell>
          <table:covered-table-cell/>
          <table:covered-table-cell/>
          <table:covered-table-cell/>
          <table:table-cell table:style-name="Table1.A1" table:number-columns-spanned="4" office:value-type="string">
            <text:p text:style-name="P9">Blue <text:span text:style-name="T11">(Terran)(spd)</text:span></text:p>
          </table:table-cell>
          <table:covered-table-cell/>
          <table:covered-table-cell/>
          <table:covered-table-cell/>
        </table:table-row>
        <table:table-row table:style-name="Table1.1">
          <table:table-cell table:style-name="Table1.A1" office:value-type="string">
            <text:p text:style-name="P10">Ch</text:p>
          </table:table-cell>
          <table:table-cell table:style-name="Table1.A1" office:value-type="string">
            <text:p text:style-name="P91">S</text:p>
            <text:p text:style-name="P95">i</text:p>
            <text:p text:style-name="P91"><text:span text:style-name="T12">z</text:span></text:p>
            <text:p text:style-name="P91"><text:span text:style-name="T12">e</text:span></text:p>
          </table:table-cell>
          <table:table-cell table:style-name="Table1.A1" office:value-type="string">
            <text:p text:style-name="P11">var</text:p>
          </table:table-cell>
          <table:table-cell table:style-name="Table1.A1" office:value-type="string">
            <text:p text:style-name="P8"><text:span text:style-name="T11">Type</text:span> Name</text:p>
          </table:table-cell>
          <table:table-cell table:style-name="Table1.A1" office:value-type="string">
            <text:p text:style-name="P89">Pwr</text:p>
            <text:p text:style-name="P89"><text:span text:style-name="T14">(R)</text:span></text:p>
          </table:table-cell>
          <table:table-cell table:style-name="Table1.A1" office:value-type="string">
            <text:p text:style-name="P89">De<text:span text:style-name="T14">f</text:span></text:p>
            <text:p text:style-name="P89"><text:span text:style-name="T14">(G)</text:span></text:p>
          </table:table-cell>
          <table:table-cell table:style-name="Table1.A1" office:value-type="string">
            <text:p text:style-name="P89">Spd</text:p>
            <text:p text:style-name="P89"><text:span text:style-name="T14">(B)</text:span></text:p>
          </table:table-cell>
          <table:table-cell table:style-name="Table1.A1" office:value-type="string">
            <text:p text:style-name="P8"><text:span text:style-name="T11">Type</text:span> Name</text:p>
          </table:table-cell>
          <table:table-cell table:style-name="Table1.A1" office:value-type="string">
            <text:p text:style-name="P89">Pwr</text:p>
            <text:p text:style-name="P89"><text:span text:style-name="T14">(R)</text:span></text:p>
          </table:table-cell>
          <table:table-cell table:style-name="Table1.A1" office:value-type="string">
            <text:p text:style-name="P89">De<text:span text:style-name="T14">f</text:span></text:p>
            <text:p text:style-name="P89"><text:span text:style-name="T14">(G)</text:span></text:p>
          </table:table-cell>
          <table:table-cell table:style-name="Table1.A1" office:value-type="string">
            <text:p text:style-name="P89">Spd</text:p>
            <text:p text:style-name="P89"><text:span text:style-name="T14">(B)</text:span></text:p>
          </table:table-cell>
          <table:table-cell table:style-name="Table1.A1" office:value-type="string">
            <text:p text:style-name="P8"><text:span text:style-name="T11">Type</text:span> Name</text:p>
          </table:table-cell>
          <table:table-cell table:style-name="Table1.A1" office:value-type="string">
            <text:p text:style-name="P89">Pwr</text:p>
            <text:p text:style-name="P89"><text:span text:style-name="T14">(R)</text:span></text:p>
          </table:table-cell>
          <table:table-cell table:style-name="Table1.A1" office:value-type="string">
            <text:p text:style-name="P89">De<text:span text:style-name="T14">f</text:span></text:p>
            <text:p text:style-name="P89"><text:span text:style-name="T14">(G)</text:span></text:p>
          </table:table-cell>
          <table:table-cell table:style-name="Table1.A1" office:value-type="string">
            <text:p text:style-name="P89">Spd</text:p>
            <text:p text:style-name="P89"><text:span text:style-name="T14">(B)</text:span></text:p>
          </table:table-cell>
        </table:table-row>
        <table:table-row table:style-name="Table1.1">
          <table:table-cell table:style-name="Table1.A1" table:number-rows-spanned="3" office:value-type="string">
            <text:p text:style-name="P101"><text:span text:style-name="T7">1</text:span><text:span text:style-name="T2"> </text:span><text:span text:style-name="T1">+/-</text:span></text:p>
          </table:table-cell>
          <table:table-cell table:style-name="Table1.A1" table:number-rows-spanned="3" office:value-type="string">
            <text:p text:style-name="P11">S</text:p>
            <text:p text:style-name="P96">m</text:p>
            <text:p text:style-name="P96">l</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98">4</text:p>
          </table:table-cell>
          <table:table-cell table:style-name="Table1.A1" office:value-type="string">
            <text:p text:style-name="P98">4</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98">2</text:p>
          </table:table-cell>
          <table:table-cell table:style-name="Table1.A1" office:value-type="string">
            <text:p text:style-name="P98">5</text:p>
          </table:table-cell>
          <table:table-cell table:style-name="Table1.A1" office:value-type="string">
            <text:p text:style-name="P11">2</text:p>
          </table:table-cell>
          <table:table-cell table:style-name="Table1.A1" office:value-type="string">
            <text:p text:style-name="P11">Interceptor</text:p>
          </table:table-cell>
          <table:table-cell table:style-name="Table1.A1" office:value-type="string">
            <text:p text:style-name="P98">3</text:p>
          </table:table-cell>
          <table:table-cell table:style-name="Table1.A1" office:value-type="string">
            <text:p text:style-name="P98">3</text:p>
          </table:table-cell>
          <table:table-cell table:style-name="Table1.A1" office:value-type="string">
            <text:p text:style-name="P11">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94">Courier</text:p>
          </table:table-cell>
          <table:table-cell table:style-name="Table1.A1" office:value-type="string">
            <text:p text:style-name="P11">3</text:p>
          </table:table-cell>
          <table:table-cell table:style-name="Table1.A1" office:value-type="string">
            <text:p text:style-name="P98">3</text:p>
          </table:table-cell>
          <table:table-cell table:style-name="Table1.A1" office:value-type="string">
            <text:p text:style-name="P98">3</text:p>
          </table:table-cell>
          <table:table-cell table:style-name="Table1.A1" office:value-type="string">
            <text:p text:style-name="P11">Transport</text:p>
          </table:table-cell>
          <table:table-cell table:style-name="Table1.A1" office:value-type="string">
            <text:p text:style-name="P11">1</text:p>
          </table:table-cell>
          <table:table-cell table:style-name="Table1.A1" office:value-type="string">
            <text:p text:style-name="P98">4</text:p>
          </table:table-cell>
          <table:table-cell table:style-name="Table1.A1" office:value-type="string">
            <text:p text:style-name="P98">4</text:p>
          </table:table-cell>
          <table:table-cell table:style-name="Table1.A1" office:value-type="string">
            <text:p text:style-name="P11">Courier</text:p>
          </table:table-cell>
          <table:table-cell table:style-name="Table1.A1" office:value-type="string">
            <text:p text:style-name="P87">2</text:p>
          </table:table-cell>
          <table:table-cell table:style-name="Table1.A1" office:value-type="string">
            <text:p text:style-name="P98">2</text:p>
          </table:table-cell>
          <table:table-cell table:style-name="Table1.A1" office:value-type="string">
            <text:p text:style-name="P98">5</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1">Fighter</text:p>
          </table:table-cell>
          <table:table-cell table:style-name="Table1.A1" office:value-type="string">
            <text:p text:style-name="P98">5</text:p>
          </table:table-cell>
          <table:table-cell table:style-name="Table1.A1" office:value-type="string">
            <text:p text:style-name="P11">2</text:p>
          </table:table-cell>
          <table:table-cell table:style-name="Table1.A1" office:value-type="string">
            <text:p text:style-name="P98">2</text:p>
          </table:table-cell>
          <table:table-cell table:style-name="Table1.A1" office:value-type="string">
            <text:p text:style-name="P94">Fighter</text:p>
          </table:table-cell>
          <table:table-cell table:style-name="Table1.A1" office:value-type="string">
            <text:p text:style-name="P98">3</text:p>
          </table:table-cell>
          <table:table-cell table:style-name="Table1.A1" office:value-type="string">
            <text:p text:style-name="P11">3</text:p>
          </table:table-cell>
          <table:table-cell table:style-name="Table1.A1" office:value-type="string">
            <text:p text:style-name="P98">3</text:p>
          </table:table-cell>
          <table:table-cell table:style-name="Table1.A1" office:value-type="string">
            <text:p text:style-name="P11">Scout</text:p>
          </table:table-cell>
          <table:table-cell table:style-name="Table1.A1" office:value-type="string">
            <text:p text:style-name="P98">4</text:p>
          </table:table-cell>
          <table:table-cell table:style-name="Table1.A1" office:value-type="string">
            <text:p text:style-name="P11">1</text:p>
          </table:table-cell>
          <table:table-cell table:style-name="Table1.A1" office:value-type="string">
            <text:p text:style-name="P98">4</text:p>
          </table:table-cell>
        </table:table-row>
        <table:table-row table:style-name="Table1.1">
          <table:table-cell table:style-name="Table1.A1" table:number-rows-spanned="3" office:value-type="string">
            <text:p text:style-name="P12"><text:span text:style-name="T7">2</text:span><text:span text:style-name="T1"> </text:span><text:span text:style-name="T2">+/-</text:span></text:p>
          </table:table-cell>
          <table:table-cell table:style-name="Table1.A1" table:number-rows-spanned="3" office:value-type="string">
            <text:p text:style-name="P93">M</text:p>
            <text:p text:style-name="P93">e</text:p>
            <text:p text:style-name="P93">d</text:p>
          </table:table-cell>
          <table:table-cell table:style-name="Table1.A1" office:value-type="string">
            <text:p text:style-name="P11">1</text:p>
          </table:table-cell>
          <table:table-cell table:style-name="Table1.A1" office:value-type="string">
            <text:p text:style-name="P11">Battleship</text:p>
          </table:table-cell>
          <table:table-cell table:style-name="Table1.A1" office:value-type="string">
            <text:p text:style-name="P98">5</text:p>
          </table:table-cell>
          <table:table-cell table:style-name="Table1.A1" office:value-type="string">
            <text:p text:style-name="P98">6</text:p>
          </table:table-cell>
          <table:table-cell table:style-name="Table1.A1" office:value-type="string">
            <text:p text:style-name="P13">1</text:p>
          </table:table-cell>
          <table:table-cell table:style-name="Table1.A1" office:value-type="string">
            <text:p text:style-name="P94">Battleship</text:p>
          </table:table-cell>
          <table:table-cell table:style-name="Table1.A1" office:value-type="string">
            <text:p text:style-name="P99">3</text:p>
          </table:table-cell>
          <table:table-cell table:style-name="Table1.A1" office:value-type="string">
            <text:p text:style-name="P99">7</text:p>
          </table:table-cell>
          <table:table-cell table:style-name="Table1.A1" office:value-type="string">
            <text:p text:style-name="P13">2</text:p>
          </table:table-cell>
          <table:table-cell table:style-name="Table1.A1" office:value-type="string">
            <text:p text:style-name="P97">Battleship</text:p>
          </table:table-cell>
          <table:table-cell table:style-name="Table1.A1" office:value-type="string">
            <text:p text:style-name="P99">4</text:p>
          </table:table-cell>
          <table:table-cell table:style-name="Table1.A1" office:value-type="string">
            <text:p text:style-name="P99">5</text:p>
          </table:table-cell>
          <table:table-cell table:style-name="Table1.A1" office:value-type="string">
            <text:p text:style-name="P99">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1">Support Frigate</text:p>
          </table:table-cell>
          <table:table-cell table:style-name="Table1.A1" office:value-type="string">
            <text:p text:style-name="P13">3</text:p>
          </table:table-cell>
          <table:table-cell table:style-name="Table1.A1" office:value-type="string">
            <text:p text:style-name="P99">4</text:p>
          </table:table-cell>
          <table:table-cell table:style-name="Table1.A1" office:value-type="string">
            <text:p text:style-name="P99">5</text:p>
          </table:table-cell>
          <table:table-cell table:style-name="Table1.A1" office:value-type="string">
            <text:p text:style-name="P11">Support Frigate</text:p>
          </table:table-cell>
          <table:table-cell table:style-name="Table1.A1" office:value-type="string">
            <text:p text:style-name="P13">1</text:p>
          </table:table-cell>
          <table:table-cell table:style-name="Table1.A1" office:value-type="string">
            <text:p text:style-name="P99">5</text:p>
          </table:table-cell>
          <table:table-cell table:style-name="Table1.A1" office:value-type="string">
            <text:p text:style-name="P99">6</text:p>
          </table:table-cell>
          <table:table-cell table:style-name="Table1.A1" office:value-type="string">
            <text:p text:style-name="P13">Support Frigate</text:p>
          </table:table-cell>
          <table:table-cell table:style-name="Table1.A1" office:value-type="string">
            <text:p text:style-name="P13">2</text:p>
          </table:table-cell>
          <table:table-cell table:style-name="Table1.A1" office:value-type="string">
            <text:p text:style-name="P99">3</text:p>
          </table:table-cell>
          <table:table-cell table:style-name="Table1.A1" office:value-type="string">
            <text:p text:style-name="P99">7</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94">Destroyer</text:p>
          </table:table-cell>
          <table:table-cell table:style-name="Table1.A1" office:value-type="string">
            <text:p text:style-name="P99">7</text:p>
          </table:table-cell>
          <table:table-cell table:style-name="Table1.A1" office:value-type="string">
            <text:p text:style-name="P13">2</text:p>
          </table:table-cell>
          <table:table-cell table:style-name="Table1.A1" office:value-type="string">
            <text:p text:style-name="P99">3</text:p>
          </table:table-cell>
          <table:table-cell table:style-name="Table1.A1" office:value-type="string">
            <text:p text:style-name="P11">Cruiser</text:p>
          </table:table-cell>
          <table:table-cell table:style-name="Table1.A1" office:value-type="string">
            <text:p text:style-name="P99">5</text:p>
          </table:table-cell>
          <table:table-cell table:style-name="Table1.A1" office:value-type="string">
            <text:p text:style-name="P13">3</text:p>
          </table:table-cell>
          <table:table-cell table:style-name="Table1.A1" office:value-type="string">
            <text:p text:style-name="P99">4</text:p>
          </table:table-cell>
          <table:table-cell table:style-name="Table1.A1" office:value-type="string">
            <text:p text:style-name="P13">Corvette</text:p>
          </table:table-cell>
          <table:table-cell table:style-name="Table1.A1" office:value-type="string">
            <text:p text:style-name="P99">6</text:p>
          </table:table-cell>
          <table:table-cell table:style-name="Table1.A1" office:value-type="string">
            <text:p text:style-name="P13">1</text:p>
          </table:table-cell>
          <table:table-cell table:style-name="Table1.A1" office:value-type="string">
            <text:p text:style-name="P99">5</text:p>
          </table:table-cell>
        </table:table-row>
        <table:table-row table:style-name="Table1.1">
          <table:table-cell table:style-name="Table1.A1" table:number-rows-spanned="3" office:value-type="string">
            <text:p text:style-name="P12"><text:span text:style-name="T7">3</text:span><text:span text:style-name="T1"> </text:span><text:span text:style-name="T2">+/-</text:span></text:p>
          </table:table-cell>
          <table:table-cell table:style-name="Table1.A1" table:number-rows-spanned="3" office:value-type="string">
            <text:p text:style-name="P93">L</text:p>
            <text:p text:style-name="P93">r</text:p>
            <text:p text:style-name="P93">g</text:p>
          </table:table-cell>
          <table:table-cell table:style-name="Table1.A1" office:value-type="string">
            <text:p text:style-name="P11">1</text:p>
          </table:table-cell>
          <table:table-cell table:style-name="Table1.A1" office:value-type="string">
            <text:p text:style-name="P13">Dreadnaught</text:p>
          </table:table-cell>
          <table:table-cell table:style-name="Table1.A1" office:value-type="string">
            <text:p text:style-name="P99">6</text:p>
          </table:table-cell>
          <table:table-cell table:style-name="Table1.A1" office:value-type="string">
            <text:p text:style-name="P99">8</text:p>
          </table:table-cell>
          <table:table-cell table:style-name="Table1.A1" office:value-type="string">
            <text:p text:style-name="P13">1</text:p>
          </table:table-cell>
          <table:table-cell table:style-name="Table1.A1" office:value-type="string">
            <text:p text:style-name="P13">Dreadnaught</text:p>
          </table:table-cell>
          <table:table-cell table:style-name="Table1.A1" office:value-type="string">
            <text:p text:style-name="P99">5</text:p>
          </table:table-cell>
          <table:table-cell table:style-name="Table1.A1" office:value-type="string">
            <text:p text:style-name="P99">9</text:p>
          </table:table-cell>
          <table:table-cell table:style-name="Table1.A1" office:value-type="string">
            <text:p text:style-name="P13">2</text:p>
          </table:table-cell>
          <table:table-cell table:style-name="Table1.A1" office:value-type="string">
            <text:p text:style-name="P13">Warship</text:p>
          </table:table-cell>
          <table:table-cell table:style-name="Table1.A1" office:value-type="string">
            <text:p text:style-name="P99">5</text:p>
          </table:table-cell>
          <table:table-cell table:style-name="Table1.A1" office:value-type="string">
            <text:p text:style-name="P99">7</text:p>
          </table:table-cell>
          <table:table-cell table:style-name="Table1.A1" office:value-type="string">
            <text:p text:style-name="P13">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3">Carrier</text:p>
          </table:table-cell>
          <table:table-cell table:style-name="Table1.A1" office:value-type="string">
            <text:p text:style-name="P13">3</text:p>
          </table:table-cell>
          <table:table-cell table:style-name="Table1.A1" office:value-type="string">
            <text:p text:style-name="P99">5</text:p>
          </table:table-cell>
          <table:table-cell table:style-name="Table1.A1" office:value-type="string">
            <text:p text:style-name="P99">7</text:p>
          </table:table-cell>
          <table:table-cell table:style-name="Table1.A1" office:value-type="string">
            <text:p text:style-name="P13">Carrier</text:p>
          </table:table-cell>
          <table:table-cell table:style-name="Table1.A1" office:value-type="string">
            <text:p text:style-name="P13">1</text:p>
          </table:table-cell>
          <table:table-cell table:style-name="Table1.A1" office:value-type="string">
            <text:p text:style-name="P99">6</text:p>
          </table:table-cell>
          <table:table-cell table:style-name="Table1.A1" office:value-type="string">
            <text:p text:style-name="P99">8</text:p>
          </table:table-cell>
          <table:table-cell table:style-name="Table1.A1" office:value-type="string">
            <text:p text:style-name="P13">Carrier</text:p>
          </table:table-cell>
          <table:table-cell table:style-name="Table1.A1" office:value-type="string">
            <text:p text:style-name="P13">2</text:p>
          </table:table-cell>
          <table:table-cell table:style-name="Table1.A1" office:value-type="string">
            <text:p text:style-name="P100">4</text:p>
          </table:table-cell>
          <table:table-cell table:style-name="Table1.A1" office:value-type="string">
            <text:p text:style-name="P100">9</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3">Battle Cruiser</text:p>
          </table:table-cell>
          <table:table-cell table:style-name="Table1.A1" office:value-type="string">
            <text:p text:style-name="P99">9</text:p>
          </table:table-cell>
          <table:table-cell table:style-name="Table1.A1" office:value-type="string">
            <text:p text:style-name="P13">2</text:p>
          </table:table-cell>
          <table:table-cell table:style-name="Table1.A1" office:value-type="string">
            <text:p text:style-name="P99">4</text:p>
          </table:table-cell>
          <table:table-cell table:style-name="Table1.A1" office:value-type="string">
            <text:p text:style-name="P13">Battle Cruiser</text:p>
          </table:table-cell>
          <table:table-cell table:style-name="Table1.A1" office:value-type="string">
            <text:p text:style-name="P99">7</text:p>
          </table:table-cell>
          <table:table-cell table:style-name="Table1.A1" office:value-type="string">
            <text:p text:style-name="P13">3</text:p>
          </table:table-cell>
          <table:table-cell table:style-name="Table1.A1" office:value-type="string">
            <text:p text:style-name="P99">5</text:p>
          </table:table-cell>
          <table:table-cell table:style-name="Table1.A1" office:value-type="string">
            <text:p text:style-name="P13">Battle Cruiser</text:p>
          </table:table-cell>
          <table:table-cell table:style-name="Table1.A1" office:value-type="string">
            <text:p text:style-name="P100">8</text:p>
          </table:table-cell>
          <table:table-cell table:style-name="Table1.A1" office:value-type="string">
            <text:p text:style-name="P13">1</text:p>
          </table:table-cell>
          <table:table-cell table:style-name="Table1.A1" office:value-type="string">
            <text:p text:style-name="P100">6</text:p>
          </table:table-cell>
        </table:table-row>
      </table:table>
      <text:p text:style-name="P71"/>
      <text:p text:style-name="P72">Legend:</text:p>
      <text:p text:style-name="P73">all average (ie 3,3,3) = experimental +1 for each main and + 1 in the hybrid that doesn't have their weakness</text:p>
      <text:p text:style-name="P72">1-3 bonus slots = 1 equipment slot</text:p>
      <text:p text:style-name="P72">3.1-6 = 2 equipment slots</text:p>
      <text:p text:style-name="P72"><text:soft-page-break/>6.1-9 = 3 equipment slots</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2T20:33:28.592678716</dc:date>
    <dc:creator>Tim Nottellinu</dc:creator>
    <meta:editing-duration>PT2H59M18S</meta:editing-duration>
    <meta:editing-cycles>11</meta:editing-cycles>
    <meta:generator>LibreOffice/5.0.2.2$Linux_X86_64 LibreOffice_project/00m0$Build-2</meta:generator>
    <meta:document-statistic meta:table-count="2" meta:image-count="0" meta:object-count="0" meta:page-count="20" meta:paragraph-count="692" meta:word-count="4434" meta:character-count="25346" meta:non-whitespace-character-count="21680"/>
  </office:meta>
</office:document-meta>
</file>